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F565E79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8396in" fo:margin-left="-0.0938in" table:align="left" style:writing-mode="lr-tb"/>
    </style:style>
    <style:style style:name="Tabela2.A" style:family="table-column">
      <style:table-column-properties style:column-width="3.2514in"/>
    </style:style>
    <style:style style:name="Tabela2.B" style:family="table-column">
      <style:table-column-properties style:column-width="0.3736in"/>
    </style:style>
    <style:style style:name="Tabela2.C" style:family="table-column">
      <style:table-column-properties style:column-width="0.3882in"/>
    </style:style>
    <style:style style:name="Tabela2.D" style:family="table-column">
      <style:table-column-properties style:column-width="0.3806in"/>
    </style:style>
    <style:style style:name="Tabela2.G" style:family="table-column">
      <style:table-column-properties style:column-width="0.5153in"/>
    </style:style>
    <style:style style:name="Tabela2.H" style:family="table-column">
      <style:table-column-properties style:column-width="0.6313in"/>
    </style:style>
    <style:style style:name="Tabela2.I" style:family="table-column">
      <style:table-column-properties style:column-width="0.5375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bbbbbb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2.B1" style:family="table-cell">
      <style:table-cell-properties style:vertical-align="top" fo:background-color="#bbbbbb" fo:padding="0in" fo:border="none" style:writing-mode="lr-tb">
        <style:background-image/>
      </style:table-cell-properties>
    </style:style>
    <style:style style:name="Tabela2.A2" style:family="table-cell">
      <style:table-cell-properties style:vertical-align="top" fo:background-color="#dddddd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2.B2" style:family="table-cell">
      <style:table-cell-properties style:vertical-align="top" fo:background-color="#dddddd" fo:padding="0in" fo:border="none" style:writing-mode="lr-tb">
        <style:background-image/>
      </style:table-cell-properties>
    </style:style>
    <style:style style:name="Tabela2.A3" style:family="table-cell">
      <style:table-cell-properties style:vertical-align="top" fo:background-color="#eeeeee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2.B3" style:family="table-cell">
      <style:table-cell-properties style:vertical-align="top" fo:background-color="#eeeeee" fo:padding="0in" fo:border="none" style:writing-mode="lr-tb">
        <style:background-image/>
      </style:table-cell-properties>
    </style:style>
    <style:style style:name="Tabela3" style:family="table">
      <style:table-properties style:width="6.8396in" fo:margin-left="-0.0938in" table:align="left" style:writing-mode="lr-tb"/>
    </style:style>
    <style:style style:name="Tabela3.A" style:family="table-column">
      <style:table-column-properties style:column-width="1.2604in"/>
    </style:style>
    <style:style style:name="Tabela3.B" style:family="table-column">
      <style:table-column-properties style:column-width="5.5792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bbbbbb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3.B1" style:family="table-cell">
      <style:table-cell-properties style:vertical-align="top" fo:background-color="#bbbbbb" fo:padding="0in" fo:border="none" style:writing-mode="lr-tb">
        <style:background-image/>
      </style:table-cell-properties>
    </style:style>
    <style:style style:name="Tabela3.A2" style:family="table-cell">
      <style:table-cell-properties style:vertical-align="top" fo:background-color="#dddddd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3.B2" style:family="table-cell">
      <style:table-cell-properties style:vertical-align="top" fo:background-color="#dddddd" fo:padding="0in" fo:border="none" style:writing-mode="lr-tb">
        <style:background-image/>
      </style:table-cell-properties>
    </style:style>
    <style:style style:name="Tabela3.A3" style:family="table-cell">
      <style:table-cell-properties style:vertical-align="top" fo:background-color="#eeeeee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3.B3" style:family="table-cell">
      <style:table-cell-properties style:vertical-align="top" fo:background-color="#eeeeee" fo:padding="0in" fo:border="none" style:writing-mode="lr-tb">
        <style:background-image/>
      </style:table-cell-properties>
    </style:style>
    <style:style style:name="Tabela4" style:family="table">
      <style:table-properties style:width="6.8396in" fo:margin-left="-0.0938in" table:align="left" style:writing-mode="lr-tb"/>
    </style:style>
    <style:style style:name="Tabela4.A" style:family="table-column">
      <style:table-column-properties style:column-width="5.8736in"/>
    </style:style>
    <style:style style:name="Tabela4.B" style:family="table-column">
      <style:table-column-properties style:column-width="0.966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bbbbbb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4.B1" style:family="table-cell">
      <style:table-cell-properties style:vertical-align="top" fo:background-color="#bbbbbb" fo:padding="0in" fo:border="none" style:writing-mode="lr-tb">
        <style:background-image/>
      </style:table-cell-properties>
    </style:style>
    <style:style style:name="Tabela4.A2" style:family="table-cell">
      <style:table-cell-properties style:vertical-align="top" fo:background-color="#dddddd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4.B2" style:family="table-cell">
      <style:table-cell-properties style:vertical-align="top" fo:background-color="#dddddd" fo:padding="0in" fo:border="none" style:writing-mode="lr-tb">
        <style:background-image/>
      </style:table-cell-properties>
    </style:style>
    <style:style style:name="Tabela4.A3" style:family="table-cell">
      <style:table-cell-properties style:vertical-align="top" fo:background-color="#eeeeee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4.B3" style:family="table-cell">
      <style:table-cell-properties style:vertical-align="top" fo:background-color="#eeeeee" fo:padding="0in" fo:border="none" style:writing-mode="lr-tb">
        <style:background-image/>
      </style:table-cell-properties>
    </style:style>
    <style:style style:name="Tabela5" style:family="table">
      <style:table-properties style:width="6.8396in" fo:margin-left="-0.0938in" table:align="left" style:writing-mode="lr-tb"/>
    </style:style>
    <style:style style:name="Tabela5.A" style:family="table-column">
      <style:table-column-properties style:column-width="5.7146in"/>
    </style:style>
    <style:style style:name="Tabela5.B" style:family="table-column">
      <style:table-column-properties style:column-width="1.125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background-color="#bbbbbb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5.B1" style:family="table-cell">
      <style:table-cell-properties style:vertical-align="top" fo:background-color="#eeeeee" fo:padding="0in" fo:border="none" style:writing-mode="lr-tb">
        <style:background-image/>
      </style:table-cell-properties>
    </style:style>
    <style:style style:name="Tabela5.B2" style:family="table-cell">
      <style:table-cell-properties style:vertical-align="top" fo:background-color="#dddddd" fo:padding="0in" fo:border="none" style:writing-mode="lr-tb">
        <style:background-image/>
      </style:table-cell-properties>
    </style:style>
    <style:style style:name="Tabela6" style:family="table">
      <style:table-properties style:width="6.8396in" fo:margin-left="-0.0938in" table:align="left" style:writing-mode="lr-tb"/>
    </style:style>
    <style:style style:name="Tabela6.A" style:family="table-column">
      <style:table-column-properties style:column-width="4.3563in"/>
    </style:style>
    <style:style style:name="Tabela6.B" style:family="table-column">
      <style:table-column-properties style:column-width="0.8021in"/>
    </style:style>
    <style:style style:name="Tabela6.C" style:family="table-column">
      <style:table-column-properties style:column-width="0.8688in"/>
    </style:style>
    <style:style style:name="Tabela6.D" style:family="table-column">
      <style:table-column-properties style:column-width="0.8125in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background-color="#bbbbbb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6.B1" style:family="table-cell">
      <style:table-cell-properties style:vertical-align="top" fo:background-color="#bbbbbb" fo:padding="0in" fo:border="none" style:writing-mode="lr-tb">
        <style:background-image/>
      </style:table-cell-properties>
    </style:style>
    <style:style style:name="Tabela6.A2" style:family="table-cell">
      <style:table-cell-properties style:vertical-align="top" fo:background-color="#dddddd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6.B2" style:family="table-cell">
      <style:table-cell-properties style:vertical-align="top" fo:background-color="#dddddd" fo:padding="0in" fo:border="none" style:writing-mode="lr-tb">
        <style:background-image/>
      </style:table-cell-properties>
    </style:style>
    <style:style style:name="Tabela7" style:family="table">
      <style:table-properties style:width="8.3063in" fo:margin-left="-0.0938in" table:align="left" style:writing-mode="lr-tb"/>
    </style:style>
    <style:style style:name="Tabela7.A" style:family="table-column">
      <style:table-column-properties style:column-width="7.4451in"/>
    </style:style>
    <style:style style:name="Tabela7.B" style:family="table-column">
      <style:table-column-properties style:column-width="0.2313in"/>
    </style:style>
    <style:style style:name="Tabela7.C" style:family="table-column">
      <style:table-column-properties style:column-width="0.2819in"/>
    </style:style>
    <style:style style:name="Tabela7.D" style:family="table-column">
      <style:table-column-properties style:column-width="0.3479in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background-color="#bbbbbb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7.B1" style:family="table-cell">
      <style:table-cell-properties style:vertical-align="top" fo:background-color="#bbbbbb" fo:padding="0in" fo:border="none" style:writing-mode="lr-tb">
        <style:background-image/>
      </style:table-cell-properties>
    </style:style>
    <style:style style:name="Tabela7.A2" style:family="table-cell">
      <style:table-cell-properties style:vertical-align="top" fo:background-color="#dddddd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7.B2" style:family="table-cell">
      <style:table-cell-properties style:vertical-align="top" fo:background-color="#dddddd" fo:padding="0in" fo:border="none" style:writing-mode="lr-tb">
        <style:background-image/>
      </style:table-cell-properties>
    </style:style>
    <style:style style:name="Tabela7.A3" style:family="table-cell">
      <style:table-cell-properties style:vertical-align="top" fo:background-color="#eeeeee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7.B3" style:family="table-cell">
      <style:table-cell-properties style:vertical-align="top" fo:background-color="#eeeeee" fo:padding="0in" fo:border="none" style:writing-mode="lr-tb">
        <style:background-image/>
      </style:table-cell-properties>
    </style:style>
    <style:style style:name="Tabela8" style:family="table">
      <style:table-properties style:width="6.8396in" fo:margin-left="-0.0938in" table:align="left" style:writing-mode="lr-tb"/>
    </style:style>
    <style:style style:name="Tabela8.A" style:family="table-column">
      <style:table-column-properties style:column-width="0.2917in"/>
    </style:style>
    <style:style style:name="Tabela8.B" style:family="table-column">
      <style:table-column-properties style:column-width="5.9854in"/>
    </style:style>
    <style:style style:name="Tabela8.C" style:family="table-column">
      <style:table-column-properties style:column-width="0.5625in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background-color="#bbbbbb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8.C1" style:family="table-cell">
      <style:table-cell-properties style:vertical-align="top" fo:background-color="#bbbbbb" fo:padding="0in" fo:border="none" style:writing-mode="lr-tb">
        <style:background-image/>
      </style:table-cell-properties>
    </style:style>
    <style:style style:name="Tabela8.A2" style:family="table-cell">
      <style:table-cell-properties style:vertical-align="top" fo:background-color="#dddddd" fo:padding-left="0.0417in" fo:padding-right="0.0417in" fo:padding-top="0.0208in" fo:padding-bottom="0.0208in" fo:border="none" style:writing-mode="lr-tb">
        <style:background-image/>
      </style:table-cell-properties>
    </style:style>
    <style:style style:name="Tabela8.B2" style:family="table-cell">
      <style:table-cell-properties style:vertical-align="top" fo:background-color="#dddddd" fo:padding="0in" fo:border="none" style:writing-mode="lr-tb">
        <style:background-image/>
      </style:table-cell-properties>
    </style:style>
    <style:style style:name="Tabela9" style:family="table">
      <style:table-properties style:width="6.0833in" fo:margin-left="0.25in" table:align="left" style:writing-mode="lr-tb"/>
    </style:style>
    <style:style style:name="Tabela9.A" style:family="table-column">
      <style:table-column-properties style:column-width="3in"/>
    </style:style>
    <style:style style:name="Tabela9.B" style:family="table-column">
      <style:table-column-properties style:column-width="3.0833in"/>
    </style:style>
    <style:style style:name="Tabela9.1" style:family="table-row">
      <style:table-row-properties style:min-row-height="0.9042in" style:keep-together="true" fo:keep-together="auto"/>
    </style:style>
    <style:style style:name="Tabela9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9.2" style:family="table-row">
      <style:table-row-properties style:min-row-height="0.4715in" style:keep-together="true" fo:keep-together="auto"/>
    </style:style>
    <style:style style:name="Tabela10" style:family="table">
      <style:table-properties style:width="6.0986in" fo:margin-left="0.25in" table:align="left" style:writing-mode="lr-tb"/>
    </style:style>
    <style:style style:name="Tabela10.A" style:family="table-column">
      <style:table-column-properties style:column-width="3in"/>
    </style:style>
    <style:style style:name="Tabela10.B" style:family="table-column">
      <style:table-column-properties style:column-width="3.0986in"/>
    </style:style>
    <style:style style:name="Tabela10.1" style:family="table-row">
      <style:table-row-properties style:min-row-height="0.9042in" style:keep-together="true" fo:keep-together="auto"/>
    </style:style>
    <style:style style:name="Tabela10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10.2" style:family="table-row">
      <style:table-row-properties style:min-row-height="0.4715in" style:keep-together="true" fo:keep-together="auto"/>
    </style:style>
    <style:style style:name="P1" style:family="paragraph" style:parent-style-name="Text_20_body" style:list-style-name="WW8Num39">
      <style:paragraph-properties fo:margin-left="1.25in" fo:margin-right="0in" fo:margin-top="0in" fo:margin-bottom="0in" fo:line-height="150%" fo:text-indent="-0.5in" style:auto-text-indent="false">
        <style:tab-stops>
          <style:tab-stop style:position="0.9165in"/>
        </style:tab-stops>
      </style:paragraph-properties>
      <style:text-properties style:font-name="Arial" fo:font-size="10pt" style:font-size-asian="10pt"/>
    </style:style>
    <style:style style:name="P2" style:family="paragraph" style:parent-style-name="Text_20_body">
      <style:paragraph-properties fo:margin-left="0.25in" fo:margin-right="0in" fo:margin-top="0in" fo:margin-bottom="0in" fo:text-align="justify" style:justify-single-word="false" fo:text-indent="0in" style:auto-text-indent="false"/>
    </style:style>
    <style:style style:name="P3" style:family="paragraph" style:parent-style-name="Heading_20_3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Heading_20_3">
      <style:text-properties style:font-name="Verdana"/>
    </style:style>
    <style:style style:name="P5" style:family="paragraph" style:parent-style-name="Heading_20_3">
      <style:text-properties style:font-name="Verdana" fo:font-size="10pt" style:font-size-asian="10pt"/>
    </style:style>
    <style:style style:name="P6" style:family="paragraph" style:parent-style-name="Standard">
      <style:text-properties style:language-asian="en" style:country-asian="US"/>
    </style:style>
    <style:style style:name="P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text-properties style:font-name="Verdana"/>
    </style:style>
    <style:style style:name="P10" style:family="paragraph" style:parent-style-name="Standard">
      <style:text-properties style:font-name="Verdana"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Verdana" fo:font-weight="bold" style:font-weight-asian="bold"/>
    </style:style>
    <style:style style:name="P12" style:family="paragraph" style:parent-style-name="Standard">
      <style:paragraph-properties>
        <style:tab-stops>
          <style:tab-stop style:position="1.6252in"/>
        </style:tab-stops>
      </style:paragraph-properties>
      <style:text-properties style:font-name="Verdan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Verdana" fo:font-size="10pt" style:font-size-asian="10pt"/>
    </style:style>
    <style:style style:name="P14" style:family="paragraph" style:parent-style-name="Standard">
      <style:paragraph-properties style:snap-to-layout-grid="false"/>
      <style:text-properties style:font-name="Verdana" fo:font-size="10pt" style:font-size-asian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Verdana" fo:font-size="10pt" style:font-size-asian="10pt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Verdana" fo:font-size="10pt" fo:language="en" fo:country="US" style:font-size-asian="10pt"/>
    </style:style>
    <style:style style:name="P17" style:family="paragraph" style:parent-style-name="Standard">
      <style:paragraph-properties style:snap-to-layout-grid="false"/>
      <style:text-properties style:font-name="Verdana" fo:font-size="10pt" fo:language="en" fo:country="US" style:font-size-asian="10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Verdana" fo:font-size="10pt" fo:language="es" fo:country="ES" style:font-size-asian="10pt"/>
    </style:style>
    <style:style style:name="P19" style:family="paragraph" style:parent-style-name="Standard">
      <style:paragraph-properties style:snap-to-layout-grid="false"/>
      <style:text-properties style:font-name="Verdana"/>
    </style:style>
    <style:style style:name="P20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21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22" style:family="paragraph" style:parent-style-name="Standard">
      <style:text-properties fo:language="en" fo:country="US" style:language-asian="en" style:country-asian="US"/>
    </style:style>
    <style:style style:name="P23" style:family="paragraph" style:parent-style-name="Standard">
      <style:paragraph-properties>
        <style:tab-stops>
          <style:tab-stop style:position="0.3335in"/>
          <style:tab-stop style:position="6.6866in" style:type="right" style:leader-style="dotted" style:leader-text="."/>
        </style:tab-stops>
      </style:paragraph-properties>
      <style:text-properties style:font-name="Arial" style:font-name-complex="Arial"/>
    </style:style>
    <style:style style:name="P2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5" style:family="paragraph" style:parent-style-name="Standard">
      <style:paragraph-properties style:snap-to-layout-grid="false"/>
    </style:style>
    <style:style style:name="P26" style:family="paragraph" style:parent-style-name="Standard">
      <style:paragraph-properties style:snap-to-layout-grid="false"/>
      <style:text-properties fo:color="#ffffff" style:font-name="Verdana" fo:font-size="10pt" fo:font-weight="bold" style:font-size-asian="10pt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ffffff" style:font-name="Verdana" fo:font-size="10pt" fo:font-weight="bold" style:font-size-asian="10pt" style:font-weight-asian="bold" style:font-weight-complex="bold"/>
    </style:style>
    <style:style style:name="P28" style:family="paragraph" style:parent-style-name="Standard">
      <style:paragraph-properties style:snap-to-layout-grid="false"/>
      <style:text-properties fo:color="#ffffff" style:font-name="Verdana" fo:font-size="10pt" fo:language="en" fo:country="US" fo:font-weight="bold" style:font-size-asian="10pt" style:font-weight-asian="bold" style:font-weight-complex="bold"/>
    </style:style>
    <style:style style:name="P29" style:family="paragraph" style:parent-style-name="Standard">
      <style:paragraph-properties fo:margin-left="0.25in" fo:margin-right="0in" fo:text-indent="0in" style:auto-text-indent="false"/>
      <style:text-properties style:font-name="Verdana" fo:font-weight="bold" style:font-weight-asian="bold"/>
    </style:style>
    <style:style style:name="P30" style:family="paragraph" style:parent-style-name="Standard">
      <style:paragraph-properties fo:margin-left="0.25in" fo:margin-right="0in" fo:text-indent="0in" style:auto-text-indent="false"/>
      <style:text-properties style:font-name="Arial" style:font-name-complex="Arial"/>
    </style:style>
    <style:style style:name="P31" style:family="paragraph" style:parent-style-name="Standard">
      <style:paragraph-properties fo:margin-left="0.25in" fo:margin-right="0in" fo:text-indent="0in" style:auto-text-indent="false"/>
      <style:text-properties style:font-name="Arial" fo:font-size="10pt" style:font-size-asian="10pt" style:font-name-complex="Arial"/>
    </style:style>
    <style:style style:name="P32" style:family="paragraph" style:parent-style-name="Standard">
      <style:paragraph-properties fo:margin-left="0.25in" fo:margin-right="0in" fo:margin-top="0.1945in" fo:margin-bottom="0.1945in" fo:text-indent="0in" style:auto-text-indent="false"/>
      <style:text-properties style:font-name="Verdana"/>
    </style:style>
    <style:style style:name="P33" style:family="paragraph" style:parent-style-name="Standard" style:list-style-name="WW8Num109">
      <style:paragraph-properties fo:margin-left="0.5in" fo:margin-right="0in" fo:margin-top="0.1945in" fo:margin-bottom="0in" fo:text-indent="-0.25in" style:auto-text-indent="false"/>
    </style:style>
    <style:style style:name="P34" style:family="paragraph" style:parent-style-name="Standard" style:list-style-name="WW8Num109">
      <style:paragraph-properties fo:margin-left="0.5in" fo:margin-right="0in" fo:margin-top="0in" fo:margin-bottom="0.1945in" fo:text-indent="-0.25in" style:auto-text-indent="false"/>
    </style:style>
    <style:style style:name="P35" style:family="paragraph" style:parent-style-name="Standard" style:list-style-name="WW8Num114">
      <style:paragraph-properties fo:margin-left="0.4957in" fo:margin-right="0in" fo:margin-top="0.0835in" fo:margin-bottom="0in" fo:text-indent="-0.248in" style:auto-text-indent="false"/>
      <style:text-properties fo:color="#008000" style:font-name="Arial" fo:font-size="9pt" style:font-size-asian="9pt" style:font-name-complex="Arial" style:font-size-complex="9pt"/>
    </style:style>
    <style:style style:name="P36" style:family="paragraph" style:parent-style-name="Standard">
      <style:paragraph-properties fo:margin-left="0.248in" fo:margin-right="0in" fo:margin-top="0.0835in" fo:margin-bottom="0in" fo:text-indent="0.2445in" style:auto-text-indent="false"/>
      <style:text-properties fo:color="#008000" style:font-name="Arial" fo:font-size="9pt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indent="0.25in" style:auto-text-indent="false"/>
    </style:style>
    <style:style style:name="P38" style:family="paragraph" style:parent-style-name="Standard">
      <style:paragraph-properties fo:margin-left="0in" fo:margin-right="0in" fo:text-indent="0.25in" style:auto-text-indent="false"/>
      <style:text-properties fo:color="#008000" style:font-name="Arial" fo:font-size="9pt" style:font-size-asian="9pt" style:font-name-complex="Arial" style:font-size-complex="9pt"/>
    </style:style>
    <style:style style:name="P39" style:family="paragraph" style:parent-style-name="Heading_20_2" style:list-style-name="WW8Num167">
      <style:paragraph-properties fo:margin-left="0.55in" fo:margin-right="0in" fo:text-indent="-0.3in" style:auto-text-indent="fals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40" style:family="paragraph" style:parent-style-name="Heading_20_2">
      <style:paragraph-properties fo:margin-left="0.25in" fo:margin-right="0in" fo:text-indent="0in" style:auto-text-indent="false">
        <style:tab-stops>
          <style:tab-stop style:position="0.75in"/>
        </style:tab-stops>
      </style:paragraph-properties>
      <style:text-properties fo:font-size="11pt" style:font-size-asian="11pt"/>
    </style:style>
    <style:style style:name="P41" style:family="paragraph" style:parent-style-name="Heading_20_1" style:list-style-name="WW8Num99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Heading_20_1" style:list-style-name="WW8Num99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Title">
      <style:paragraph-properties fo:text-align="end" style:justify-single-word="false"/>
      <style:text-properties fo:language="pt" fo:country="BR"/>
    </style:style>
    <style:style style:name="P44" style:family="paragraph" style:parent-style-name="Title">
      <style:text-properties fo:language="pt" fo:country="BR" fo:font-weight="normal" style:font-weight-asian="normal"/>
    </style:style>
    <style:style style:name="P4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6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8" style:family="paragraph" style:parent-style-name="Title">
      <style:paragraph-properties fo:text-align="start" style:justify-single-word="false"/>
    </style:style>
    <style:style style:name="P4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50" style:family="paragraph" style:parent-style-name="Title">
      <style:text-properties fo:font-size="16pt" fo:language="pt" fo:country="BR" style:font-size-asian="16pt" style:font-size-complex="16pt"/>
    </style:style>
    <style:style style:name="P51" style:family="paragraph" style:parent-style-name="Title">
      <style:paragraph-properties fo:margin-top="0.0835in" fo:margin-bottom="0in" fo:text-align="end" style:justify-single-word="false"/>
    </style:style>
    <style:style style:name="P52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3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5" style:family="paragraph" style:parent-style-name="Title">
      <style:paragraph-properties fo:break-before="page"/>
      <style:text-properties fo:color="#99cc00" fo:font-size="16pt" fo:language="pt" fo:country="BR" style:font-size-asian="16pt" style:font-size-complex="16pt"/>
    </style:style>
    <style:style style:name="P56" style:family="paragraph" style:parent-style-name="Title">
      <style:paragraph-properties fo:margin-left="0.248in" fo:margin-right="0in" fo:line-height="150%" fo:text-align="justify" style:justify-single-word="false" fo:text-indent="0.252in" style:auto-text-indent="false"/>
    </style:style>
    <style:style style:name="P5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5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1" style:family="paragraph" style:parent-style-name="RUP_20_Corpo_20_1">
      <style:text-properties style:font-name="Verdana"/>
    </style:style>
    <style:style style:name="P62" style:family="paragraph" style:parent-style-name="RUP_20_Corpo_20_1">
      <style:paragraph-properties fo:margin-top="0in" fo:margin-bottom="0in"/>
    </style:style>
    <style:style style:name="P63" style:family="paragraph" style:parent-style-name="Header">
      <style:paragraph-properties>
        <style:tab-stops/>
      </style:paragraph-properties>
    </style:style>
    <style:style style:name="P64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5" style:family="paragraph" style:parent-style-name="Header">
      <style:paragraph-properties style:snap-to-layout-grid="false"/>
    </style:style>
    <style:style style:name="P66" style:family="paragraph" style:parent-style-name="Footer">
      <style:text-properties style:font-name="Verdana"/>
    </style:style>
    <style:style style:name="P67" style:family="paragraph" style:parent-style-name="Footer">
      <style:paragraph-properties>
        <style:tab-stops/>
      </style:paragraph-properties>
    </style:style>
    <style:style style:name="P6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6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7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7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2" style:family="paragraph" style:parent-style-name="RUP_20_Tabela">
      <style:paragraph-properties fo:text-align="center" style:justify-single-word="false"/>
      <style:text-properties fo:language="pt" fo:country="BR"/>
    </style:style>
    <style:style style:name="P7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7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75" style:family="paragraph" style:parent-style-name="RUP_20_Tabela">
      <style:paragraph-properties style:snap-to-layout-grid="false"/>
      <style:text-properties fo:language="pt" fo:country="BR"/>
    </style:style>
    <style:style style:name="P76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77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78" style:family="paragraph" style:parent-style-name="RUP_20_Tabela">
      <style:paragraph-properties fo:keep-together="always" fo:keep-with-next="always"/>
      <style:text-properties fo:language="pt" fo:country="BR"/>
    </style:style>
    <style:style style:name="P79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80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1" style:family="paragraph" style:parent-style-name="Nível_20_1">
      <style:paragraph-properties fo:margin-top="0in" fo:margin-bottom="0in"/>
      <style:text-properties fo:font-variant="normal" fo:text-transform="none" style:font-name-complex="Arial" style:font-size-complex="12pt" style:font-weight-complex="bold"/>
    </style:style>
    <style:style style:name="P82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83" style:family="paragraph" style:parent-style-name="Normal_20__28_Web_29_">
      <style:paragraph-properties fo:margin-top="0in" fo:margin-bottom="0in" fo:line-height="100%"/>
      <style:text-properties fo:language="en" fo:country="US" style:language-asian="en" style:country-asian="US"/>
    </style:style>
    <style:style style:name="P84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pt" fo:country="BR" fo:font-weight="normal" style:font-size-asian="10pt" style:language-asian="none" style:country-asian="none" style:font-weight-asian="normal"/>
    </style:style>
    <style:style style:name="T6" style:family="text"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T7" style:family="text">
      <style:text-properties fo:font-size="10pt" fo:language="none" fo:country="none" style:font-size-asian="10pt" style:language-asian="none" style:country-asian="none"/>
    </style:style>
    <style:style style:name="T8" style:family="text">
      <style:text-properties fo:color="#008000" fo:font-size="10pt" fo:language="pt" fo:country="BR" style:font-size-asian="10pt"/>
    </style:style>
    <style:style style:name="T9" style:family="text">
      <style:text-properties fo:color="#008000" fo:font-size="10pt" fo:language="pt" fo:country="BR" style:font-size-asian="10pt" style:language-asian="none" style:country-asian="none"/>
    </style:style>
    <style:style style:name="T10" style:family="text">
      <style:text-properties fo:color="#008000" fo:font-size="10pt" fo:language="pt" fo:country="BR" fo:font-weight="normal" style:font-size-asian="10pt" style:font-weight-asian="normal"/>
    </style:style>
    <style:style style:name="T11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2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3" style:family="text">
      <style:text-properties fo:color="#008000" style:font-name="Wingdings" fo:font-size="9pt" style:font-size-asian="9pt" style:font-size-complex="9pt"/>
    </style:style>
    <style:style style:name="T14" style:family="text">
      <style:text-properties fo:color="#008000" fo:language="pt" fo:country="BR"/>
    </style:style>
    <style:style style:name="T15" style:family="text">
      <style:text-properties fo:color="#008000" style:font-name="Arial" fo:font-size="9pt" style:font-size-asian="9pt" style:font-name-complex="Arial" style:font-size-complex="9pt"/>
    </style:style>
    <style:style style:name="T16" style:family="text">
      <style:text-properties style:font-name="Verdana"/>
    </style:style>
    <style:style style:name="T17" style:family="text">
      <style:text-properties style:font-name="Verdana" fo:font-size="10pt" fo:language="en" fo:country="US" style:font-size-asian="10pt"/>
    </style:style>
    <style:style style:name="T18" style:family="text">
      <style:text-properties style:font-name="Verdana" fo:font-size="10pt" style:font-size-asian="10pt"/>
    </style:style>
    <style:style style:name="T19" style:family="text">
      <style:text-properties style:font-name="Verdana" fo:font-size="10pt" fo:language="es" fo:country="ES" style:font-size-asian="10pt"/>
    </style:style>
    <style:style style:name="T20" style:family="text">
      <style:text-properties style:font-name="Verdana" fo:font-weight="bold" style:font-weight-asian="bold"/>
    </style:style>
    <style:style style:name="T21" style:family="text">
      <style:text-properties style:font-name="Arial" fo:font-size="10pt" fo:font-weight="bold" style:font-size-asian="10pt" style:font-weight-asian="bold" style:font-name-complex="Arial"/>
    </style:style>
    <style:style style:name="T22" style:family="text">
      <style:text-properties style:font-name="Arial" fo:font-size="10pt" fo:language="pt" fo:country="BR" style:font-size-asian="10pt" style:font-name-complex="Arial"/>
    </style:style>
    <style:style style:name="T23" style:family="text">
      <style:text-properties fo:color="#ffffff" style:font-name="Verdana" fo:font-size="10pt" fo:font-weight="bold" style:font-size-asian="10pt" style:font-weight-asian="bold" style:font-weight-complex="bold"/>
    </style:style>
    <style:style style:name="T24" style:family="text">
      <style:text-properties fo:color="#ffffff" style:font-name="Verdana" fo:font-size="10pt" fo:language="en" fo:country="US" fo:font-weight="bold" style:font-size-asian="10pt" style:font-weight-asian="bold" style:font-weight-complex="bold"/>
    </style:style>
    <style:style style:name="T25" style:family="text">
      <style:text-properties fo:language="en" fo:country="US"/>
    </style:style>
    <style:style style:name="T26" style:family="text">
      <style:text-properties fo:language="none" fo:country="none"/>
    </style:style>
    <style:style style:name="T27" style:family="text">
      <style:text-properties fo:color="#000000" fo:font-size="10pt" fo:language="pt" fo:country="BR" fo:font-weight="normal" style:font-size-asian="10pt" style:language-asian="none" style:country-asian="none" style:font-weight-asian="normal"/>
    </style:style>
    <style:style style:name="T28" style:family="text">
      <style:text-properties fo:font-size="9pt" style:font-size-asian="9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3"/>
      <text:p text:style-name="P43"/>
      <text:p text:style-name="P43"/>
      <text:p text:style-name="P6"/>
      <text:p text:style-name="P45">Conclusão Relatório de Release </text:p>
      <text:p text:style-name="P7"/>
      <text:p text:style-name="P7"/>
      <text:p text:style-name="P7"/>
      <text:p text:style-name="P7"/>
      <text:p text:style-name="P45">Nome do Projeto - Versão 9.9</text:p>
      <text:p text:style-name="P52">Nome do Módulo - Release 9.9</text:p>
      <text:p text:style-name="P7"/>
      <text:p text:style-name="P7"/>
      <text:p text:style-name="P7"/>
      <text:p text:style-name="P7"/>
      <text:p text:style-name="P46"/>
      <text:p text:style-name="P53"/>
      <text:p text:style-name="P51"><text:span text:style-name="T2">Versão do Documento:</text:span><text:span text:style-name="T3"> 9.9</text:span></text:p>
      <text:p text:style-name="P47"/>
      <text:section text:style-name="Sect2" text:name="Seção1">
        <text:h text:style-name="P3" text:outline-level="3"/>
        <text:p text:style-name="P11"/>
        <text:p text:style-name="P58">Histórico de Revisão</text:p>
        <text:p text:style-name="P6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71">Data</text:p>
            </table:table-cell>
            <table:table-cell table:style-name="Tabela1.A1" office:value-type="string">
              <text:p text:style-name="P77">Versão do Documento</text:p>
            </table:table-cell>
            <table:table-cell table:style-name="Tabela1.A1" office:value-type="string">
              <text:p text:style-name="P71">Descrição</text:p>
            </table:table-cell>
            <table:table-cell table:style-name="Tabela1.D1" office:value-type="string">
              <text:p text:style-name="P71">Autor</text:p>
            </table:table-cell>
          </table:table-row>
          <table:table-row table:style-name="Tabela1.1">
            <table:table-cell table:style-name="Tabela1.A2" office:value-type="string">
              <text:p text:style-name="P73">99/99/9999</text:p>
            </table:table-cell>
            <table:table-cell table:style-name="Tabela1.A2" office:value-type="string">
              <text:p text:style-name="P73">9.9</text:p>
            </table:table-cell>
            <table:table-cell table:style-name="Tabela1.A2" office:value-type="string">
              <text:p text:style-name="P75">Descrição da atividade realizada no documento.</text:p>
            </table:table-cell>
            <table:table-cell table:style-name="Tabela1.D2" office:value-type="string">
              <text:p text:style-name="P73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76"/>
              <text:p text:style-name="P72"/>
            </table:table-cell>
            <table:table-cell table:style-name="Tabela1.A2" office:value-type="string">
              <text:p text:style-name="P73"/>
            </table:table-cell>
            <table:table-cell table:style-name="Tabela1.A2" office:value-type="string">
              <text:p text:style-name="P73"/>
            </table:table-cell>
            <table:table-cell table:style-name="Tabela1.D2" office:value-type="string">
              <text:p text:style-name="P73"/>
            </table:table-cell>
          </table:table-row>
          <table:table-row table:style-name="Tabela1.1">
            <table:table-cell table:style-name="Tabela1.A2" office:value-type="string">
              <text:p text:style-name="P76"/>
              <text:p text:style-name="P72"/>
            </table:table-cell>
            <table:table-cell table:style-name="Tabela1.A2" office:value-type="string">
              <text:p text:style-name="P73"/>
            </table:table-cell>
            <table:table-cell table:style-name="Tabela1.A2" office:value-type="string">
              <text:p text:style-name="P73"/>
            </table:table-cell>
            <table:table-cell table:style-name="Tabela1.D2" office:value-type="string">
              <text:p text:style-name="P73"/>
            </table:table-cell>
          </table:table-row>
        </table:table>
        <text:p text:style-name="P44"/>
        <text:p text:style-name="P48"><text:span text:style-name="T8">Obs.:</text:span><text:span text:style-name="T10"> </text:span></text:p>
        <text:p text:style-name="P49"/>
        <text:p text:style-name="P48"><text:span text:style-name="T10">1- Na Capa deste documento deverá constar a versão do Projeto, a release (versão do módulo) e a versão deste Documento. E nesta página, deverá constar a </text:span><text:span text:style-name="T11">versão do documento</text:span><text:span text:style-name="T10">.</text:span></text:p>
        <text:p text:style-name="P20"/>
        <text:p text:style-name="P48"><text:span text:style-name="T12"></text:span><text:span text:style-name="T10"> Retirar esta observação no documento oficial.</text:span><text:span text:style-name="T14"> </text:span></text:p>
        <text:p text:style-name="P54">Sumário</text:p>
        <text:p text:style-name="P83"/>
        <text:p text:style-name="P22"/>
        <text:table-of-content text:style-name="Sect1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</text:table-of-content-source>
          <text:index-body>
            <text:p text:style-name="P59"><text:a xlink:type="simple" xlink:href="#1.Introdução|outline">1.Introdução<text:tab/>4</text:a></text:p>
            <text:p text:style-name="P59"><text:a xlink:type="simple" xlink:href="#2.Plug-in para o Maven|outline">2.Plug-in para o Maven<text:tab/>4</text:a></text:p>
            <text:p text:style-name="P60"><text:a xlink:type="simple" xlink:href="#1.1.Jdepend|outline">2.1.Jdepend<text:tab/>4</text:a></text:p>
            <text:p text:style-name="P60"><text:a xlink:type="simple" xlink:href="#1.2.PMD|outline">2.2.PMD<text:tab/>4</text:a></text:p>
            <text:p text:style-name="P60"><text:a xlink:type="simple" xlink:href="#1.3.Simian|outline">2.3.Simian<text:tab/>5</text:a></text:p>
            <text:p text:style-name="P60"><text:a xlink:type="simple" xlink:href="#1.4.Checkstyle|outline">2.4.Checkstyle<text:tab/>5</text:a></text:p>
            <text:p text:style-name="P59"><text:a xlink:type="simple" xlink:href="#3.Relatórios|outline">3.Relatórios<text:tab/>5</text:a></text:p>
            <text:p text:style-name="P60"><text:a xlink:type="simple" xlink:href="#1.5.Relatorio - Jdepend|outline">2.5.Relatorio - Jdepend<text:tab/>6</text:a></text:p>
            <text:p text:style-name="P60"><text:a xlink:type="simple" xlink:href="#1.6.Relatório – PMD|outline">2.6.Relatório – PMD<text:tab/>7</text:a></text:p>
            <text:p text:style-name="P60"><text:a xlink:type="simple" xlink:href="#1.7.Relatório – Simian|outline">2.7.Relatório – Simian<text:tab/>7</text:a></text:p>
            <text:p text:style-name="P60"><text:a xlink:type="simple" xlink:href="#1.8.Relatório – CheckStyle|outline">2.8.Relatório – CheckStyle<text:tab/>7</text:a></text:p>
            <text:p text:style-name="P59"><text:a xlink:type="simple" xlink:href="#4.Conclusão|outline">4.Conclusão<text:tab/>8</text:a></text:p>
            <text:p text:style-name="P59"><text:a xlink:type="simple" xlink:href="#5.Assinaturas|outline">5.Assinaturas<text:tab/>10</text:a></text:p>
          </text:index-body>
        </text:table-of-content>
        <text:p text:style-name="P23"/>
        <text:p text:style-name="Standard"/>
      </text:section>
      <text:section text:style-name="Sect3" text:name="Seção2">
        <text:p text:style-name="P50"/>
        <text:p text:style-name="P55"/>
        <text:list xml:id="list30598898" text:style-name="WW8Num99">
          <text:list-item>
            <text:h text:style-name="P41" text:outline-level="1">Introdução</text:h>
          </text:list-item>
        </text:list>
        <text:p text:style-name="P12"/>
        <text:p text:style-name="RUP_20_Corpo_20_1">O Maven é uma ferramenta para gerenciamento de projetos Java. É baseada no conceito de Project Object Model (POM) e tenta tornar projetos de desenvolvimento altamente gerenciáveis como forma de prover aos desenvolvedores mais tempo para o próprio desenvolvimento do projeto, e não no gerenciamento de builds, deployment, etc.</text:p>
        <text:p text:style-name="RUP_20_Corpo_20_1">Podemos dizer que o Maven alivia muitas tarefas que consideramos árduas e que teriam que ser "feitas na mão". </text:p>
        <text:p text:style-name="RUP_20_Corpo_20_1">No outro lado temos as IDEs Java, com a sua própria maneira de representar as configurações necessárias a construção do projeto. Dessa forma, temos uma discrepância que torna difícil a manutenção do projeto e o sincronismo entre essas partes.</text:p>
        <text:p text:style-name="P9"/>
        <text:list xml:id="list30592425" text:continue-numbering="true" text:style-name="WW8Num99">
          <text:list-item>
            <text:h text:style-name="P41" text:outline-level="1">Plug-in para o Maven</text:h>
          </text:list-item>
        </text:list>
        <text:p text:style-name="P9"/>
        <text:p text:style-name="RUP_20_Corpo_20_1">Essa é a essência do Maven! São eles, os PLUG-INS, os grandes responsáveis pelo sucesso dessa ferramenta. Dedicados a trabalhos específicos - compilação, execução de testes, criação de jar etc -, os PLUG-INS são extremamente poderosos e simples de serem desenvolvidos, quando necessário.</text:p>
        <text:p text:style-name="RUP_20_Corpo_20_1">Para a execução da auditoria de código nos projetos ANCINE utilizamos quatro plug-in de geração de relatório do Maven, são eles:</text:p>
        <text:p text:style-name="P61"/>
        <text:list xml:id="list30608598" text:style-name="WW8Num167">
          <text:list-item>
            <text:list>
              <text:list-item>
                <text:h text:style-name="P39" text:outline-level="2">Jdepend</text:h>
              </text:list-item>
            </text:list>
          </text:list-item>
        </text:list>
        <text:p text:style-name="P9"/>
        <text:p text:style-name="RUP_20_Corpo_20_1">Os procedimentos de coleta e análise de métricas envolvem geralmente uma grande quantidade de informação, principalmente no contexto dos grandes projetos de software. </text:p>
        <text:p text:style-name="RUP_20_Corpo_20_1">Nesses casos, a coleta e análise manual dos dados tornam-se inviáveis, tanto pelo risco de erros decorrentes de falhas humanas, quanto pelo custo envolvido. A existência de ferramentas automatizadas que dêem suporte a essas atividades torna-se, portanto, essencial.</text:p>
        <text:p text:style-name="RUP_20_Corpo_20_1">O Jdepend analisa classes Java e gera métricas sobre a qualidade do "Design" para cada package Java. JDepend permite a equipe de Qualidade automaticamente mensurar a qualidade do "Design" em termos de suas extensibilidades, reusabilidade e manutenibilidade para controle efetivo das dependências dos packages Java.</text:p>
        <text:p text:style-name="P9"/>
        <text:list xml:id="list30613831" text:continue-numbering="true" text:style-name="WW8Num167">
          <text:list-item>
            <text:list>
              <text:list-item>
                <text:h text:style-name="P39" text:outline-level="2">PMD</text:h>
              </text:list-item>
            </text:list>
          </text:list-item>
        </text:list>
        <text:p text:style-name="RUP_20_Corpo_20_1">É uma ferramenta que analisa os arquivos "java" e procura por problemas de relativa importância, tais como: </text:p>
        <text:list xml:id="list30598395" text:style-name="WW8Num39">
          <text:list-item>
            <text:p text:style-name="P1">Variáveis locais que não declaradas.</text:p>
          </text:list-item>
          <text:list-item>
            <text:p text:style-name="P1">Blocos catch que estejam vazios.</text:p>
          </text:list-item>
          <text:list-item>
            <text:p text:style-name="P1">Parâmetros que não são usados.</text:p>
          </text:list-item>
          <text:list-item>
            <text:p text:style-name="P1">Blocos de IF's sem preenchimento.</text:p>
          </text:list-item>
          <text:list-item>
            <text:p text:style-name="P1">Imports duplicados.</text:p>
          </text:list-item>
          <text:list-item>
            <text:p text:style-name="P1">Métodos privados que não estejam sendo utilizados.</text:p>
          </text:list-item>
        </text:list>
        <text:p text:style-name="RUP_20_Corpo_20_1">Classes que poderiam ser Singletons.</text:p>
        <text:p text:style-name="RUP_20_Corpo_20_1"><text:soft-page-break/>Essa ferramenta utiliza a abordagem de "Rules", ou seja, são configuradas as principais/qualquer "best pratices" que deverá ser seguida pela equipe de desenvolvimento. O conjunto de "Rules" pode ser estendido, através da criação de novos verificadores. Para isso basta criar uma nova rule/verificador utilizando uma expressão em XPath.<text:span text:style-name="T16"> </text:span></text:p>
        <text:p text:style-name="P10"/>
        <text:list xml:id="list30599530" text:continue-list="list30613831" text:style-name="WW8Num167">
          <text:list-item>
            <text:list>
              <text:list-item>
                <text:h text:style-name="P39" text:outline-level="2">Simian</text:h>
              </text:list-item>
            </text:list>
          </text:list-item>
        </text:list>
        <text:p text:style-name="P9"/>
        <text:p text:style-name="RUP_20_Corpo_20_1">Produz um relatório de similaridades percorrendo o código fonte do projeto com o intuito de localizar duplicidade em código. </text:p>
        <text:p text:style-name="RUP_20_Corpo_20_1">Auxilia na atividade de "refactoring" como um guia, apontando as classes que contém código repetido. Ações do tipo "copiar e colar" que são freqüentes entre desenvolvedores e um atraente modo de propagação de erros que dificilmente são identificados pelos testes unitários. </text:p>
        <text:p text:style-name="RUP_20_Corpo_20_1">O Simian identifica essas duplicações que em sua grande maioria apontam erros em design e acoplamentos não desejados na modelagem.<text:span text:style-name="T16"> </text:span></text:p>
        <text:p text:style-name="P10"/>
        <text:list xml:id="list30614972" text:continue-numbering="true" text:style-name="WW8Num167">
          <text:list-item>
            <text:list>
              <text:list-item>
                <text:h text:style-name="P39" text:outline-level="2">Checkstyle</text:h>
              </text:list-item>
            </text:list>
          </text:list-item>
        </text:list>
        <text:p text:style-name="RUP_20_Corpo_20_1">Uma ferramenta desenvolvida para auxiliar desenvolvedores a escreverem código Java que estejam de acordo com uma padrão estabelecido pela equipe de Qualidade. O processo de checagem do código fonte passa a ser executado de forma automatizada, tornando-se ideal para projetos que pretendem manter a padronização de código, garantindo qualidade e legibilidade de códigos Java. Configuração simples e flexível, suportando todas as padronizações de código e podendo seguir as convenções da SUN Microsystems. </text:p>
        <text:p text:style-name="RUP_20_Corpo_20_1">Alguns exemplos de verificações executadas pelo CheckStyle:<text:span text:style-name="T16"> </text:span></text:p>
        <text:list xml:id="list30595456" text:continue-list="list30598395" text:style-name="WW8Num39">
          <text:list-item>
            <text:p text:style-name="P1">Comentários Javadoc</text:p>
          </text:list-item>
          <text:list-item>
            <text:p text:style-name="P1">Convenção de nomes</text:p>
          </text:list-item>
          <text:list-item>
            <text:p text:style-name="P1">Headers</text:p>
          </text:list-item>
          <text:list-item>
            <text:p text:style-name="P1">Imports</text:p>
          </text:list-item>
          <text:list-item>
            <text:p text:style-name="P1">Size Violaçãos</text:p>
          </text:list-item>
          <text:list-item>
            <text:p text:style-name="P1">Whitespace</text:p>
          </text:list-item>
          <text:list-item>
            <text:p text:style-name="P1">Modifiers</text:p>
          </text:list-item>
          <text:list-item>
            <text:p text:style-name="P1">Blocks</text:p>
          </text:list-item>
          <text:list-item>
            <text:p text:style-name="P1">Problemas de codificação</text:p>
          </text:list-item>
          <text:list-item>
            <text:p text:style-name="P1">Class Design</text:p>
          </text:list-item>
          <text:list-item>
            <text:p text:style-name="P1">Código duplicado</text:p>
          </text:list-item>
          <text:list-item>
            <text:p text:style-name="P1">Checagem de métricas</text:p>
          </text:list-item>
          <text:list-item>
            <text:p text:style-name="P1">Checagem personalizada</text:p>
          </text:list-item>
        </text:list>
        <text:list xml:id="list30592826" text:continue-list="list30592425" text:style-name="WW8Num99">
          <text:list-item>
            <text:h text:style-name="P41" text:outline-level="1">Relatórios</text:h>
          </text:list-item>
        </text:list>
        <text:p text:style-name="P9"/>
        <text:p text:style-name="RUP_20_Corpo_20_1">Através da utilização do Maven, vários relatórios podem ser gerados automaticamente, provendo conjunto de informações relevantes sobre o projeto, tanto para as equipes técnica, de qualidade ou gerencial.<text:span text:style-name="T16"> </text:span></text:p>
        <text:p text:style-name="P9"/>
        <text:list xml:id="list30611820" text:continue-list="list30614972" text:style-name="WW8Num167">
          <text:list-item>
            <text:list>
              <text:list-item>
                <text:h text:style-name="P39" text:outline-level="2">Relatorio - Jdepend</text:h>
              </text:list-item>
            </text:list>
          </text:list-item>
        </text:list>
        <text:p text:style-name="P9"/>
        <text:p text:style-name="P2"><text:soft-page-break/><text:span text:style-name="T21"><text:tab/></text:span><text:span text:style-name="T22">Exemplo:</text:span></text:p>
        <text:p text:style-name="P66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C"/>
          <table:table-column table:style-name="Tabela2.B"/>
          <table:table-column table:style-name="Tabela2.G"/>
          <table:table-column table:style-name="Tabela2.H"/>
          <table:table-column table:style-name="Tabela2.I"/>
          <table:table-header-rows>
            <table:table-row table:style-name="Tabela2.1">
              <table:table-cell table:style-name="Tabela2.A1" office:value-type="string">
                <text:p text:style-name="P26"><text:bookmark-start text:name="Metric_Results"/><text:bookmark-end text:name="Metric_Results"/>Pacote</text:p>
              </table:table-cell>
              <table:table-cell table:style-name="Tabela2.B1" office:value-type="string">
                <text:p text:style-name="P8"><text:span text:style-name="Acrônimo_20_HTML"><text:span text:style-name="T23">TC</text:span></text:span><text:span text:style-name="T23"> </text:span></text:p>
              </table:table-cell>
              <table:table-cell table:style-name="Tabela2.B1" office:value-type="string">
                <text:p text:style-name="P8"><text:span text:style-name="Acrônimo_20_HTML"><text:span text:style-name="T23">AC</text:span></text:span><text:span text:style-name="T23"> </text:span></text:p>
              </table:table-cell>
              <table:table-cell table:style-name="Tabela2.B1" office:value-type="string">
                <text:p text:style-name="P8"><text:span text:style-name="Acrônimo_20_HTML"><text:span text:style-name="T24">CC</text:span></text:span><text:span text:style-name="T24"> </text:span></text:p>
              </table:table-cell>
              <table:table-cell table:style-name="Tabela2.B1" office:value-type="string">
                <text:p text:style-name="P8"><text:span text:style-name="Acrônimo_20_HTML"><text:span text:style-name="T24">AC</text:span></text:span><text:span text:style-name="T24"> </text:span></text:p>
              </table:table-cell>
              <table:table-cell table:style-name="Tabela2.B1" office:value-type="string">
                <text:p text:style-name="P8"><text:span text:style-name="Acrônimo_20_HTML"><text:span text:style-name="T24">EC</text:span></text:span><text:span text:style-name="T24"> </text:span></text:p>
              </table:table-cell>
              <table:table-cell table:style-name="Tabela2.B1" office:value-type="string">
                <text:p text:style-name="P8"><text:span text:style-name="Acrônimo_20_HTML"><text:span text:style-name="T24">A</text:span></text:span><text:span text:style-name="T24"> </text:span></text:p>
              </table:table-cell>
              <table:table-cell table:style-name="Tabela2.B1" office:value-type="string">
                <text:p text:style-name="P8"><text:span text:style-name="Acrônimo_20_HTML"><text:span text:style-name="T24">I</text:span></text:span><text:span text:style-name="T24"> </text:span></text:p>
              </table:table-cell>
              <table:table-cell table:style-name="Tabela2.B1" office:value-type="string">
                <text:p text:style-name="P8"><text:span text:style-name="Acrônimo_20_HTML"><text:span text:style-name="T24">D</text:span></text:span><text:span text:style-name="T24"> </text:span></text:p>
              </table:table-cell>
            </table:table-row>
          </table:table-header-rows>
          <table:table-row table:style-name="Tabela2.1">
            <table:table-cell table:style-name="Tabela2.A2" office:value-type="string">
              <text:p text:style-name="P25"><text:a xlink:type="simple" xlink:href="/C:%5Ctmp4%5CAuditoria%20de%20Codigo%5CPacote%2001%5Ctarget%5Cdocs%5Cjdepend-report.html#br_gov_ancine_fiscalizacao_ejb_bean#br_gov_ancine_fiscalizacao_ejb_bean"><text:span text:style-name="Internet_20_link"><text:span text:style-name="T17">br.gov.ancine.fiscalizacao.ejb.bean</text:span></text:span></text:a><text:span text:style-name="T17"> </text:span></text:p>
            </table:table-cell>
            <table:table-cell table:style-name="Tabela2.B2" office:value-type="string">
              <text:p text:style-name="P16">41</text:p>
            </table:table-cell>
            <table:table-cell table:style-name="Tabela2.B2" office:value-type="string">
              <text:p text:style-name="P16">0</text:p>
            </table:table-cell>
            <table:table-cell table:style-name="Tabela2.B2" office:value-type="string">
              <text:p text:style-name="P16">41</text:p>
            </table:table-cell>
            <table:table-cell table:style-name="Tabela2.B2" office:value-type="string">
              <text:p text:style-name="P16">2</text:p>
            </table:table-cell>
            <table:table-cell table:style-name="Tabela2.B2" office:value-type="string">
              <text:p text:style-name="P16">2</text:p>
            </table:table-cell>
            <table:table-cell table:style-name="Tabela2.B2" office:value-type="string">
              <text:p text:style-name="P16">0</text:p>
            </table:table-cell>
            <table:table-cell table:style-name="Tabela2.B2" office:value-type="string">
              <text:p text:style-name="P16">50%</text:p>
            </table:table-cell>
            <table:table-cell table:style-name="Tabela2.B2" office:value-type="string">
              <text:p text:style-name="P16">50%</text:p>
            </table:table-cell>
          </table:table-row>
          <table:table-row table:style-name="Tabela2.1">
            <table:table-cell table:style-name="Tabela2.A3" office:value-type="string">
              <text:p text:style-name="P25"><text:a xlink:type="simple" xlink:href="/C:%5Ctmp4%5CAuditoria%20de%20Codigo%5CPacote%2001%5Ctarget%5Cdocs%5Cjdepend-report.html#br_gov_ancine_fiscalizacao_ejb_bo#br_gov_ancine_fiscalizacao_ejb_bo"><text:span text:style-name="Internet_20_link"><text:span text:style-name="T17">br.gov.ancine.fiscalizacao.ejb.bo</text:span></text:span></text:a><text:span text:style-name="T17"> </text:span></text:p>
            </table:table-cell>
            <table:table-cell table:style-name="Tabela2.B3" office:value-type="string">
              <text:p text:style-name="P16">32</text:p>
            </table:table-cell>
            <table:table-cell table:style-name="Tabela2.B3" office:value-type="string">
              <text:p text:style-name="P16">0</text:p>
            </table:table-cell>
            <table:table-cell table:style-name="Tabela2.B3" office:value-type="string">
              <text:p text:style-name="P16">32</text:p>
            </table:table-cell>
            <table:table-cell table:style-name="Tabela2.B3" office:value-type="string">
              <text:p text:style-name="P16">2</text:p>
            </table:table-cell>
            <table:table-cell table:style-name="Tabela2.B3" office:value-type="string">
              <text:p text:style-name="P16">12</text:p>
            </table:table-cell>
            <table:table-cell table:style-name="Tabela2.B3" office:value-type="string">
              <text:p text:style-name="P16">0</text:p>
            </table:table-cell>
            <table:table-cell table:style-name="Tabela2.B3" office:value-type="string">
              <text:p text:style-name="P16">86%</text:p>
            </table:table-cell>
            <table:table-cell table:style-name="Tabela2.B3" office:value-type="string">
              <text:p text:style-name="P16">14%</text:p>
            </table:table-cell>
          </table:table-row>
          <table:table-row table:style-name="Tabela2.1">
            <table:table-cell table:style-name="Tabela2.A2" office:value-type="string">
              <text:p text:style-name="P25"><text:a xlink:type="simple" xlink:href="/C:%5Ctmp4%5CAuditoria%20de%20Codigo%5CPacote%2001%5Ctarget%5Cdocs%5Cjdepend-report.html#br_gov_ancine_fiscalizacao_ejb_dao#br_gov_ancine_fiscalizacao_ejb_dao"><text:span text:style-name="Internet_20_link"><text:span text:style-name="T17">br.gov.ancine.fiscalizacao.ejb.dao</text:span></text:span></text:a><text:span text:style-name="T17"> </text:span></text:p>
            </table:table-cell>
            <table:table-cell table:style-name="Tabela2.B2" office:value-type="string">
              <text:p text:style-name="P16">3</text:p>
            </table:table-cell>
            <table:table-cell table:style-name="Tabela2.B2" office:value-type="string">
              <text:p text:style-name="P16">0</text:p>
            </table:table-cell>
            <table:table-cell table:style-name="Tabela2.B2" office:value-type="string">
              <text:p text:style-name="P16">3</text:p>
            </table:table-cell>
            <table:table-cell table:style-name="Tabela2.B2" office:value-type="string">
              <text:p text:style-name="P16">4</text:p>
            </table:table-cell>
            <table:table-cell table:style-name="Tabela2.B2" office:value-type="string">
              <text:p text:style-name="P16">8</text:p>
            </table:table-cell>
            <table:table-cell table:style-name="Tabela2.B2" office:value-type="string">
              <text:p text:style-name="P16">0</text:p>
            </table:table-cell>
            <table:table-cell table:style-name="Tabela2.B2" office:value-type="string">
              <text:p text:style-name="P16">67%</text:p>
            </table:table-cell>
            <table:table-cell table:style-name="Tabela2.B2" office:value-type="string">
              <text:p text:style-name="P16">33%</text:p>
            </table:table-cell>
          </table:table-row>
          <table:table-row table:style-name="Tabela2.1">
            <table:table-cell table:style-name="Tabela2.A3" office:value-type="string">
              <text:p text:style-name="P25"><text:a xlink:type="simple" xlink:href="/C:%5Ctmp4%5CAuditoria%20de%20Codigo%5CPacote%2001%5Ctarget%5Cdocs%5Cjdepend-report.html#br_gov_ancine_fiscalizacao_ejb_dao_util#br_gov_ancine_fiscalizacao_ejb_dao_util"><text:span text:style-name="Internet_20_link"><text:span text:style-name="T17">br.gov.ancine.fiscalizacao.ejb.dao.util</text:span></text:span></text:a><text:span text:style-name="T17"> </text:span></text:p>
            </table:table-cell>
            <table:table-cell table:style-name="Tabela2.B3" office:value-type="string">
              <text:p text:style-name="P16">1</text:p>
            </table:table-cell>
            <table:table-cell table:style-name="Tabela2.B3" office:value-type="string">
              <text:p text:style-name="P16">0</text:p>
            </table:table-cell>
            <table:table-cell table:style-name="Tabela2.B3" office:value-type="string">
              <text:p text:style-name="P16">1</text:p>
            </table:table-cell>
            <table:table-cell table:style-name="Tabela2.B3" office:value-type="string">
              <text:p text:style-name="P16">1</text:p>
            </table:table-cell>
            <table:table-cell table:style-name="Tabela2.B3" office:value-type="string">
              <text:p text:style-name="P16">2</text:p>
            </table:table-cell>
            <table:table-cell table:style-name="Tabela2.B3" office:value-type="string">
              <text:p text:style-name="P16">0</text:p>
            </table:table-cell>
            <table:table-cell table:style-name="Tabela2.B3" office:value-type="string">
              <text:p text:style-name="P16">67%</text:p>
            </table:table-cell>
            <table:table-cell table:style-name="Tabela2.B3" office:value-type="string">
              <text:p text:style-name="P16">33%</text:p>
            </table:table-cell>
          </table:table-row>
          <table:table-row table:style-name="Tabela2.1">
            <table:table-cell table:style-name="Tabela2.A2" office:value-type="string">
              <text:p text:style-name="P25"><text:a xlink:type="simple" xlink:href="/C:%5Ctmp4%5CAuditoria%20de%20Codigo%5CPacote%2001%5Ctarget%5Cdocs%5Cjdepend-report.html#br_gov_ancine_fiscalizacao_ejb_teste#br_gov_ancine_fiscalizacao_ejb_teste"><text:span text:style-name="Internet_20_link"><text:span text:style-name="T17">br.gov.ancine.fiscalizacao.ejb.teste</text:span></text:span></text:a><text:span text:style-name="T17"> </text:span></text:p>
            </table:table-cell>
            <table:table-cell table:style-name="Tabela2.B2" office:value-type="string">
              <text:p text:style-name="P16">5</text:p>
            </table:table-cell>
            <table:table-cell table:style-name="Tabela2.B2" office:value-type="string">
              <text:p text:style-name="P16">0</text:p>
            </table:table-cell>
            <table:table-cell table:style-name="Tabela2.B2" office:value-type="string">
              <text:p text:style-name="P16">5</text:p>
            </table:table-cell>
            <table:table-cell table:style-name="Tabela2.B2" office:value-type="string">
              <text:p text:style-name="P16">0</text:p>
            </table:table-cell>
            <table:table-cell table:style-name="Tabela2.B2" office:value-type="string">
              <text:p text:style-name="P16">7</text:p>
            </table:table-cell>
            <table:table-cell table:style-name="Tabela2.B2" office:value-type="string">
              <text:p text:style-name="P16">0</text:p>
            </table:table-cell>
            <table:table-cell table:style-name="Tabela2.B2" office:value-type="string">
              <text:p text:style-name="P16">100%</text:p>
            </table:table-cell>
            <table:table-cell table:style-name="Tabela2.B2" office:value-type="string">
              <text:p text:style-name="P16">0%</text:p>
            </table:table-cell>
          </table:table-row>
          <table:table-row table:style-name="Tabela2.1">
            <table:table-cell table:style-name="Tabela2.A3" office:value-type="string">
              <text:p text:style-name="P25"><text:a xlink:type="simple" xlink:href="/C:%5Ctmp4%5CAuditoria%20de%20Codigo%5CPacote%2001%5Ctarget%5Cdocs%5Cjdepend-report.html#br_gov_ancine_fiscalizacao_ejb_to#br_gov_ancine_fiscalizacao_ejb_to"><text:span text:style-name="Internet_20_link"><text:span text:style-name="T17">br.gov.ancine.fiscalizacao.ejb.to</text:span></text:span></text:a><text:span text:style-name="T17"> </text:span></text:p>
            </table:table-cell>
            <table:table-cell table:style-name="Tabela2.B3" office:value-type="string">
              <text:p text:style-name="P18">50</text:p>
            </table:table-cell>
            <table:table-cell table:style-name="Tabela2.B3" office:value-type="string">
              <text:p text:style-name="P18">0</text:p>
            </table:table-cell>
            <table:table-cell table:style-name="Tabela2.B3" office:value-type="string">
              <text:p text:style-name="P18">50</text:p>
            </table:table-cell>
            <table:table-cell table:style-name="Tabela2.B3" office:value-type="string">
              <text:p text:style-name="P18">4</text:p>
            </table:table-cell>
            <table:table-cell table:style-name="Tabela2.B3" office:value-type="string">
              <text:p text:style-name="P18">3</text:p>
            </table:table-cell>
            <table:table-cell table:style-name="Tabela2.B3" office:value-type="string">
              <text:p text:style-name="P18">0</text:p>
            </table:table-cell>
            <table:table-cell table:style-name="Tabela2.B3" office:value-type="string">
              <text:p text:style-name="P18">43%</text:p>
            </table:table-cell>
            <table:table-cell table:style-name="Tabela2.B3" office:value-type="string">
              <text:p text:style-name="P18">57%</text:p>
            </table:table-cell>
          </table:table-row>
          <table:table-row table:style-name="Tabela2.1">
            <table:table-cell table:style-name="Tabela2.A2" office:value-type="string">
              <text:p text:style-name="P25"><text:a xlink:type="simple" xlink:href="/C:%5Ctmp4%5CAuditoria%20de%20Codigo%5CPacote%2001%5Ctarget%5Cdocs%5Cjdepend-report.html#br_gov_ancine_fiscalizacao_ejb_util#br_gov_ancine_fiscalizacao_ejb_util"><text:span text:style-name="Internet_20_link"><text:span text:style-name="T19">br.gov.ancine.fiscalizacao.ejb.util</text:span></text:span></text:a><text:span text:style-name="T19"> </text:span></text:p>
            </table:table-cell>
            <table:table-cell table:style-name="Tabela2.B2" office:value-type="string">
              <text:p text:style-name="P18">2</text:p>
            </table:table-cell>
            <table:table-cell table:style-name="Tabela2.B2" office:value-type="string">
              <text:p text:style-name="P18">0</text:p>
            </table:table-cell>
            <table:table-cell table:style-name="Tabela2.B2" office:value-type="string">
              <text:p text:style-name="P18">2</text:p>
            </table:table-cell>
            <table:table-cell table:style-name="Tabela2.B2" office:value-type="string">
              <text:p text:style-name="P18">3</text:p>
            </table:table-cell>
            <table:table-cell table:style-name="Tabela2.B2" office:value-type="string">
              <text:p text:style-name="P18">9</text:p>
            </table:table-cell>
            <table:table-cell table:style-name="Tabela2.B2" office:value-type="string">
              <text:p text:style-name="P18">0</text:p>
            </table:table-cell>
            <table:table-cell table:style-name="Tabela2.B2" office:value-type="string">
              <text:p text:style-name="P18">75%</text:p>
            </table:table-cell>
            <table:table-cell table:style-name="Tabela2.B2" office:value-type="string">
              <text:p text:style-name="P18">25%</text:p>
            </table:table-cell>
          </table:table-row>
          <table:table-row table:style-name="Tabela2.1">
            <table:table-cell table:style-name="Tabela2.A3" office:value-type="string">
              <text:p text:style-name="P25"><text:a xlink:type="simple" xlink:href="/C:%5Ctmp4%5CAuditoria%20de%20Codigo%5CPacote%2001%5Ctarget%5Cdocs%5Cjdepend-report.html#br_gov_ancine_fiscalizacao_web_action#br_gov_ancine_fiscalizacao_web_action"><text:span text:style-name="Internet_20_link"><text:span text:style-name="T19">br.gov.ancine.fiscalizacao.web.action</text:span></text:span></text:a><text:span text:style-name="T19"> </text:span></text:p>
            </table:table-cell>
            <table:table-cell table:style-name="Tabela2.B3" office:value-type="string">
              <text:p text:style-name="P18">28</text:p>
            </table:table-cell>
            <table:table-cell table:style-name="Tabela2.B3" office:value-type="string">
              <text:p text:style-name="P18">1</text:p>
            </table:table-cell>
            <table:table-cell table:style-name="Tabela2.B3" office:value-type="string">
              <text:p text:style-name="P18">27</text:p>
            </table:table-cell>
            <table:table-cell table:style-name="Tabela2.B3" office:value-type="string">
              <text:p text:style-name="P18">0</text:p>
            </table:table-cell>
            <table:table-cell table:style-name="Tabela2.B3" office:value-type="string">
              <text:p text:style-name="P18">20</text:p>
            </table:table-cell>
            <table:table-cell table:style-name="Tabela2.B3" office:value-type="string">
              <text:p text:style-name="P18">0,04</text:p>
            </table:table-cell>
            <table:table-cell table:style-name="Tabela2.B3" office:value-type="string">
              <text:p text:style-name="P18">100%</text:p>
            </table:table-cell>
            <table:table-cell table:style-name="Tabela2.B3" office:value-type="string">
              <text:p text:style-name="P18">4%</text:p>
            </table:table-cell>
          </table:table-row>
          <table:table-row table:style-name="Tabela2.1">
            <table:table-cell table:style-name="Tabela2.A2" office:value-type="string">
              <text:p text:style-name="P25"><text:a xlink:type="simple" xlink:href="/C:%5Ctmp4%5CAuditoria%20de%20Codigo%5CPacote%2001%5Ctarget%5Cdocs%5Cjdepend-report.html#br_gov_ancine_fiscalizacao_web_form#br_gov_ancine_fiscalizacao_web_form"><text:span text:style-name="Internet_20_link"><text:span text:style-name="T19">br.gov.ancine.fiscalizacao.web.form</text:span></text:span></text:a><text:span text:style-name="T19"> </text:span></text:p>
            </table:table-cell>
            <table:table-cell table:style-name="Tabela2.B2" office:value-type="string">
              <text:p text:style-name="P18">31</text:p>
            </table:table-cell>
            <table:table-cell table:style-name="Tabela2.B2" office:value-type="string">
              <text:p text:style-name="P18">0</text:p>
            </table:table-cell>
            <table:table-cell table:style-name="Tabela2.B2" office:value-type="string">
              <text:p text:style-name="P18">31</text:p>
            </table:table-cell>
            <table:table-cell table:style-name="Tabela2.B2" office:value-type="string">
              <text:p text:style-name="P18">1</text:p>
            </table:table-cell>
            <table:table-cell table:style-name="Tabela2.B2" office:value-type="string">
              <text:p text:style-name="P18">7</text:p>
            </table:table-cell>
            <table:table-cell table:style-name="Tabela2.B2" office:value-type="string">
              <text:p text:style-name="P18">0</text:p>
            </table:table-cell>
            <table:table-cell table:style-name="Tabela2.B2" office:value-type="string">
              <text:p text:style-name="P18">88%</text:p>
            </table:table-cell>
            <table:table-cell table:style-name="Tabela2.B2" office:value-type="string">
              <text:p text:style-name="P18">12%</text:p>
            </table:table-cell>
          </table:table-row>
          <table:table-row table:style-name="Tabela2.1">
            <table:table-cell table:style-name="Tabela2.A3" office:value-type="string">
              <text:p text:style-name="P25"><text:a xlink:type="simple" xlink:href="/C:%5Ctmp4%5CAuditoria%20de%20Codigo%5CPacote%2001%5Ctarget%5Cdocs%5Cjdepend-report.html#br_gov_ancine_fiscalizacao_web_util#br_gov_ancine_fiscalizacao_web_util"><text:span text:style-name="Internet_20_link"><text:span text:style-name="T19">br.gov.ancine.fiscalizacao.web.util</text:span></text:span></text:a><text:span text:style-name="T19"> </text:span></text:p>
            </table:table-cell>
            <table:table-cell table:style-name="Tabela2.B3" office:value-type="string">
              <text:p text:style-name="P13">6</text:p>
            </table:table-cell>
            <table:table-cell table:style-name="Tabela2.B3" office:value-type="string">
              <text:p text:style-name="P13">0</text:p>
            </table:table-cell>
            <table:table-cell table:style-name="Tabela2.B3" office:value-type="string">
              <text:p text:style-name="P13">6</text:p>
            </table:table-cell>
            <table:table-cell table:style-name="Tabela2.B3" office:value-type="string">
              <text:p text:style-name="P13">1</text:p>
            </table:table-cell>
            <table:table-cell table:style-name="Tabela2.B3" office:value-type="string">
              <text:p text:style-name="P13">11</text:p>
            </table:table-cell>
            <table:table-cell table:style-name="Tabela2.B3" office:value-type="string">
              <text:p text:style-name="P13">0</text:p>
            </table:table-cell>
            <table:table-cell table:style-name="Tabela2.B3" office:value-type="string">
              <text:p text:style-name="P13">92%</text:p>
            </table:table-cell>
            <table:table-cell table:style-name="Tabela2.B3" office:value-type="string">
              <text:p text:style-name="P13">8%</text:p>
            </table:table-cell>
          </table:table-row>
        </table:table>
        <text:p text:style-name="Standard"/>
        <text:p text:style-name="P9"><text:bookmark-start text:name="br_gov_ancine_fiscalizacao_ejb_bean"/><text:bookmark-end text:name="br_gov_ancine_fiscalizacao_ejb_bean"/></text:p>
        <table:table table:name="Tabela3" table:style-name="Tabela3">
          <table:table-column table:style-name="Tabela3.A"/>
          <table:table-column table:style-name="Tabela3.B"/>
          <table:table-header-rows>
            <table:table-row table:style-name="Tabela3.1">
              <table:table-cell table:style-name="Tabela3.A1" office:value-type="string">
                <text:p text:style-name="P27">Termo</text:p>
              </table:table-cell>
              <table:table-cell table:style-name="Tabela3.B1" office:value-type="string">
                <text:p text:style-name="P27">Descrição</text:p>
              </table:table-cell>
            </table:table-row>
          </table:table-header-rows>
          <table:table-row table:style-name="Tabela3.1">
            <table:table-cell table:style-name="Tabela3.A2" office:value-type="string">
              <text:p text:style-name="P15">Numero de Classes</text:p>
            </table:table-cell>
            <table:table-cell table:style-name="Tabela3.B2" office:value-type="string">
              <text:p text:style-name="P14">O número de classes concretas e abstratas (e interfaces) dos pacotes é um indicador da extensibilidade dos Pacotes.</text:p>
            </table:table-cell>
          </table:table-row>
          <table:table-row table:style-name="Tabela3.1">
            <table:table-cell table:style-name="Tabela3.A3" office:value-type="string">
              <text:p text:style-name="P15">Acoplamentos Aferentes</text:p>
            </table:table-cell>
            <table:table-cell table:style-name="Tabela3.B3" office:value-type="string">
              <text:p text:style-name="P14">A Quantidade de outros pacotes que dependem das classes do Pacote analisado é um indicador de sua responsabilidade.</text:p>
            </table:table-cell>
          </table:table-row>
          <table:table-row table:style-name="Tabela3.1">
            <table:table-cell table:style-name="Tabela3.A2" office:value-type="string">
              <text:p text:style-name="P15">Acoplamentos Eferentes</text:p>
            </table:table-cell>
            <table:table-cell table:style-name="Tabela3.B2" office:value-type="string">
              <text:p text:style-name="P14">A quantidade de pacotes das quais as classes depende é um indicador da independência do seu pacote.</text:p>
            </table:table-cell>
          </table:table-row>
          <table:table-row table:style-name="Tabela3.1">
            <table:table-cell table:style-name="Tabela3.A3" office:value-type="string">
              <text:p text:style-name="P15">Abstração</text:p>
            </table:table-cell>
            <table:table-cell table:style-name="Tabela3.B3" office:value-type="string">
              <text:p text:style-name="P14">A proporção entre o número de classes concretas e abstratas (e interfaces) dentro dos pacotes analisados para o número total de classes dentro do pacote. Os limites dessa métrica são entre 0 e 1, sendo que A=0 indicando um pacote completamente concreto e A=1 indicando um pacote completamente abstrato.</text:p>
            </table:table-cell>
          </table:table-row>
          <table:table-row table:style-name="Tabela3.1">
            <table:table-cell table:style-name="Tabela3.A2" office:value-type="string">
              <text:p text:style-name="P15">Instabilidade</text:p>
            </table:table-cell>
            <table:table-cell table:style-name="Tabela3.B2" office:value-type="string">
              <text:p text:style-name="P14">A proporção de acoplamento eferente (Ce) para o total de acoplamento (Ce / (Ce + Ca)). Essa métrica é um indicador da resistência à mudanças. Os limites para essa métrica são entre 0 e 1, sendo I=0 indicando pacote completamente estável e I=1 indicando um pacote completamente instável.</text:p>
            </table:table-cell>
          </table:table-row>
          <table:table-row table:style-name="Tabela3.1">
            <table:table-cell table:style-name="Tabela3.A3" office:value-type="string">
              <text:p text:style-name="P15">Distância</text:p>
            </table:table-cell>
            <table:table-cell table:style-name="Tabela3.B3" office:value-type="string">
              <text:p text:style-name="P14">A Distância perpendicular dos pacotes da linha ideal A + I = 1. Essa métrica é um indicador do balanço entre abstração e estabilidade. Pacotes ideais não são completamente abstratos e estáveis (x=0, y=1) e nem completamente concretos e instáveis (x=1, y=0). Os limites dessa métrica são entre 0 para 1, sendo D=0 indicando Pacotes que coincidem com a seqüência principal da aplicação e <text:s/>D=1 indicando pacotes que estão longe da seqüência principal da aplicação.</text:p>
            </table:table-cell>
          </table:table-row>
          <table:table-row table:style-name="Tabela3.1">
            <table:table-cell table:style-name="Tabela3.A2" office:value-type="string">
              <text:p text:style-name="P15">Ciclos</text:p>
            </table:table-cell>
            <table:table-cell table:style-name="Tabela3.B2" office:value-type="string">
              <text:p text:style-name="P14">As dependências cíclicas de pacotes podem ser prejudiciais ao projeto diminuindo a reusabilidade do código. Essas dependências podem ser quebradas usando várias técnicas de orientação a objeto.</text:p>
            </table:table-cell>
          </table:table-row>
        </table:table>
        <text:p text:style-name="P9"/>
        <text:p text:style-name="P9"/>
        <text:list xml:id="list30596461" text:continue-numbering="true" text:style-name="WW8Num167">
          <text:list-item>
            <text:list>
              <text:list-item>
                <text:h text:style-name="P39" text:outline-level="2">Relatório – PMD</text:h>
              </text:list-item>
            </text:list>
          </text:list-item>
        </text:list>
        <text:p text:style-name="P29"/>
        <text:p text:style-name="P30">Exemplo:</text:p>
        <text:p text:style-name="P10"/>
        <text:h text:style-name="P5" text:outline-level="3"><text:bookmark-start text:name="java_br_gov_ancine_fiscalizacao_ejb_bo_L"/><text:bookmark-end text:name="java_br_gov_ancine_fiscalizacao_ejb_bo_L"/><text:bookmark-start text:name="java_br_gov_ancine_fiscalizacao_ejb_bo_E"/><text:bookmark-end text:name="java_br_gov_ancine_fiscalizacao_ejb_bo_E"/><text:bookmark-start text:name="java_br_gov_ancine_fiscalizacao_ejb_bo_A"/><text:bookmark-end text:name="java_br_gov_ancine_fiscalizacao_ejb_bo_A"/><text:soft-page-break/>java/br/gov/ancine/fiscalizacao/ejb/bo/LoginBO.java</text:h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28">Violação</text:p>
            </table:table-cell>
            <table:table-cell table:style-name="Tabela4.B1" office:value-type="string">
              <text:p text:style-name="P28">Linha</text:p>
            </table:table-cell>
          </table:table-row>
          <table:table-row table:style-name="Tabela4.1">
            <table:table-cell table:style-name="Tabela4.A2" office:value-type="string">
              <text:p text:style-name="P17">Avoid unused local variables such as 'dao'</text:p>
            </table:table-cell>
            <table:table-cell table:style-name="Tabela4.B2" office:value-type="string">
              <text:p text:style-name="P25"><text:a xlink:type="simple" xlink:href="/C:%5Ctmp4%5CAuditoria%20de%20Codigo%5CPacote%2001%5Ctarget%5Cdocs%5Cxref%5Cjava%5Cbr%5Cgov%5Cancine%5Cfiscalizacao%5Cejb%5Cbo%5CLoginBO.html#20"><text:span text:style-name="Internet_20_link"><text:span text:style-name="T17">20</text:span></text:span></text:a><text:span text:style-name="T17"> </text:span></text:p>
            </table:table-cell>
          </table:table-row>
          <table:table-row table:style-name="Tabela4.1">
            <table:table-cell table:style-name="Tabela4.A3" office:value-type="string">
              <text:p text:style-name="P17">Avoid unused local variables such as 'lstLogin'</text:p>
            </table:table-cell>
            <table:table-cell table:style-name="Tabela4.B3" office:value-type="string">
              <text:p text:style-name="P25"><text:a xlink:type="simple" xlink:href="/C:%5Ctmp4%5CAuditoria%20de%20Codigo%5CPacote%2001%5Ctarget%5Cdocs%5Cxref%5Cjava%5Cbr%5Cgov%5Cancine%5Cfiscalizacao%5Cejb%5Cbo%5CLoginBO.html#21"><text:span text:style-name="Internet_20_link"><text:span text:style-name="T18">21</text:span></text:span></text:a><text:span text:style-name="T18"> </text:span></text:p>
            </table:table-cell>
          </table:table-row>
        </table:table>
        <text:p text:style-name="P10"><text:bookmark-start text:name="java_br_gov_ancine_fiscalizacao_ejb_dao_"/><text:bookmark-end text:name="java_br_gov_ancine_fiscalizacao_ejb_dao_"/><text:bookmark-start text:name="java_br_gov_ancine_fiscalizacao_ejb_bo_T"/><text:bookmark-end text:name="java_br_gov_ancine_fiscalizacao_ejb_bo_T"/><text:bookmark-start text:name="java_br_gov_ancine_fiscalizacao_ejb_bo_O"/><text:bookmark-end text:name="java_br_gov_ancine_fiscalizacao_ejb_bo_O"/><text:bookmark-start text:name="java_br_gov_ancine_fiscalizacao_ejb_bo_N"/><text:bookmark-end text:name="java_br_gov_ancine_fiscalizacao_ejb_bo_N"/><text:bookmark-start text:name="java_br_gov_ancine_fiscalizacao_ejb_bo_M"/><text:bookmark-end text:name="java_br_gov_ancine_fiscalizacao_ejb_bo_M"/></text:p>
        <text:list xml:id="list30604244" text:continue-numbering="true" text:style-name="WW8Num167">
          <text:list-item>
            <text:list>
              <text:list-item>
                <text:h text:style-name="P39" text:outline-level="2">Relatório – Simian</text:h>
              </text:list-item>
            </text:list>
          </text:list-item>
        </text:list>
        <text:p text:style-name="P29"/>
        <text:p text:style-name="P30">Exemplo:</text:p>
        <text:p text:style-name="P10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6">Similaridade em Linhas de código</text:p>
            </table:table-cell>
            <table:table-cell table:style-name="Tabela5.B1" office:value-type="string">
              <text:p text:style-name="P14">10</text:p>
            </table:table-cell>
          </table:table-row>
          <table:table-row table:style-name="Tabela5.1">
            <table:table-cell table:style-name="Tabela5.A1" office:value-type="string">
              <text:p text:style-name="P26">Número total de linhas duplicadas</text:p>
            </table:table-cell>
            <table:table-cell table:style-name="Tabela5.B2" office:value-type="string">
              <text:p text:style-name="P14">5311</text:p>
            </table:table-cell>
          </table:table-row>
          <table:table-row table:style-name="Tabela5.1">
            <table:table-cell table:style-name="Tabela5.A1" office:value-type="string">
              <text:p text:style-name="P26">Número Total de blocos duplicados</text:p>
            </table:table-cell>
            <table:table-cell table:style-name="Tabela5.B1" office:value-type="string">
              <text:p text:style-name="P14">248</text:p>
            </table:table-cell>
          </table:table-row>
          <table:table-row table:style-name="Tabela5.1">
            <table:table-cell table:style-name="Tabela5.A1" office:value-type="string">
              <text:p text:style-name="P26">Número Total de arquivos com duplicações</text:p>
            </table:table-cell>
            <table:table-cell table:style-name="Tabela5.B2" office:value-type="string">
              <text:p text:style-name="P14">60</text:p>
            </table:table-cell>
          </table:table-row>
          <table:table-row table:style-name="Tabela5.1">
            <table:table-cell table:style-name="Tabela5.A1" office:value-type="string">
              <text:p text:style-name="P26">Número Total de linhas processadas</text:p>
            </table:table-cell>
            <table:table-cell table:style-name="Tabela5.B1" office:value-type="string">
              <text:p text:style-name="P14">22833</text:p>
            </table:table-cell>
          </table:table-row>
          <table:table-row table:style-name="Tabela5.1">
            <table:table-cell table:style-name="Tabela5.A1" office:value-type="string">
              <text:p text:style-name="P26">Número Total de arquivos processados</text:p>
            </table:table-cell>
            <table:table-cell table:style-name="Tabela5.B2" office:value-type="string">
              <text:p text:style-name="P14">172</text:p>
            </table:table-cell>
          </table:table-row>
          <table:table-row table:style-name="Tabela5.1">
            <table:table-cell table:style-name="Tabela5.A1" office:value-type="string">
              <text:p text:style-name="P26">Tempo de Processamento</text:p>
            </table:table-cell>
            <table:table-cell table:style-name="Tabela5.B1" office:value-type="string">
              <text:p text:style-name="P14">1609ms</text:p>
            </table:table-cell>
          </table:table-row>
        </table:table>
        <text:p text:style-name="P32"/>
        <text:p text:style-name="Texto_20_de_20_balão"><text:bookmark-start text:name="Duplications"/><text:bookmark-end text:name="Duplications"/></text:p>
        <text:h text:style-name="P5" text:outline-level="3"><text:bookmark-start text:name="Duplication:_267_lines"/><text:bookmark-end text:name="Duplication:_267_lines"/>Duplicata: 267 linhas</text:h>
        <text:list xml:id="list30591471" text:style-name="WW8Num109">
          <text:list-item>
            <text:p text:style-name="P33"><text:a xlink:type="simple" xlink:href="/C:%5CMarco%5CHtml%5Cdocs%5Cxref%5Cjava%5Cbr%5Cgov%5Cancine%5Cfiscalizacao%5Cweb%5Caction%5CNotificacaoAction.html#567"><text:span text:style-name="Internet_20_link"><text:span text:style-name="T18">java.br.gov.ancine.fiscalizacao.web.action.NotificacaoAction ( 567 - 928 )</text:span></text:span></text:a><text:span text:style-name="T18"> </text:span></text:p>
          </text:list-item>
          <text:list-item>
            <text:p text:style-name="P34"><text:a xlink:type="simple" xlink:href="/C:%5CMarco%5CHtml%5Cdocs%5Cxref%5Cjava%5Cbr%5Cgov%5Cancine%5Cfiscalizacao%5Cweb%5Caction%5CNotificacaoAction.html#961"><text:span text:style-name="Internet_20_link"><text:span text:style-name="T18">java.br.gov.ancine.fiscalizacao.web.action.NotificacaoAction ( 961 - 1322 )</text:span></text:span></text:a><text:span text:style-name="T16"> </text:span></text:p>
          </text:list-item>
        </text:list>
        <text:h text:style-name="P40" text:outline-level="2"><text:bookmark-start text:name="Duplication:_92_lines"/><text:bookmark-end text:name="Duplication:_92_lines"/></text:h>
        <text:list xml:id="list30616557" text:continue-list="list30604244" text:style-name="WW8Num167">
          <text:list-item>
            <text:list>
              <text:list-item>
                <text:h text:style-name="P39" text:outline-level="2">Relatório – CheckStyle</text:h>
              </text:list-item>
            </text:list>
          </text:list-item>
        </text:list>
        <text:p text:style-name="P10"/>
        <text:p text:style-name="P30">Exemplo:</text:p>
        <text:p text:style-name="P10"/>
        <text:p text:style-name="P81"><text:bookmark-start text:name="Summary"/><text:bookmark-end text:name="Summary"/><text:bookmark-start text:name="Checkstyle_Results"/><text:bookmark-end text:name="Checkstyle_Results"/>Sumário</text:p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header-rows>
            <table:table-row table:style-name="Tabela6.1">
              <table:table-cell table:style-name="Tabela6.A1" office:value-type="string">
                <text:p text:style-name="P26">Arquivos</text:p>
              </table:table-cell>
              <table:table-cell table:style-name="Tabela6.B1" office:value-type="string">
                <text:p text:style-name="P26">Infos</text:p>
              </table:table-cell>
              <table:table-cell table:style-name="Tabela6.B1" office:value-type="string">
                <text:p text:style-name="P26">Warnings</text:p>
              </table:table-cell>
              <table:table-cell table:style-name="Tabela6.B1" office:value-type="string">
                <text:p text:style-name="P26">Erros</text:p>
              </table:table-cell>
            </table:table-row>
          </table:table-header-rows>
          <table:table-row table:style-name="Tabela6.1">
            <table:table-cell table:style-name="Tabela6.A2" office:value-type="string">
              <text:p text:style-name="P14">182</text:p>
            </table:table-cell>
            <table:table-cell table:style-name="Tabela6.B2" office:value-type="string">
              <text:p text:style-name="P14">0</text:p>
            </table:table-cell>
            <table:table-cell table:style-name="Tabela6.B2" office:value-type="string">
              <text:p text:style-name="P14">0</text:p>
            </table:table-cell>
            <table:table-cell table:style-name="Tabela6.B2" office:value-type="string">
              <text:p text:style-name="P14">159</text:p>
            </table:table-cell>
          </table:table-row>
        </table:table>
        <text:p text:style-name="P10"><text:bookmark-start text:name="Files"/><text:bookmark-end text:name="Files"/></text:p>
        <text:p text:style-name="P24">Arquivos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header-rows>
            <table:table-row table:style-name="Tabela7.1">
              <table:table-cell table:style-name="Tabela7.A1" office:value-type="string">
                <text:p text:style-name="P26">Arquivos</text:p>
              </table:table-cell>
              <table:table-cell table:style-name="Tabela7.B1" office:value-type="string">
                <text:p text:style-name="P26">I</text:p>
              </table:table-cell>
              <table:table-cell table:style-name="Tabela7.B1" office:value-type="string">
                <text:p text:style-name="P26">W</text:p>
              </table:table-cell>
              <table:table-cell table:style-name="Tabela7.B1" office:value-type="string">
                <text:p text:style-name="P26">E</text:p>
              </table:table-cell>
            </table:table-row>
          </table:table-header-rows>
          <table:table-row table:style-name="Tabela7.1">
            <table:table-cell table:style-name="Tabela7.A2" office:value-type="string">
              <text:p text:style-name="P25"><text:a xlink:type="simple" xlink:href="/C:%5CMarco%5CHtml%5Cdocs%5Ccheckstyle-report.html#java_br_gov_ancine_fiscalizacao_ejb_bean_package_html#java_br_gov_ancine_fiscalizacao_ejb_bean_package_html"><text:span text:style-name="Internet_20_link"><text:span text:style-name="T18">java/br/gov/ancine/fiscalizacao/ejb/bean/package.html</text:span></text:span></text:a><text:span text:style-name="T18"> </text:span></text:p>
            </table:table-cell>
            <table:table-cell table:style-name="Tabela7.B2" office:value-type="string">
              <text:p text:style-name="P14">0</text:p>
            </table:table-cell>
            <table:table-cell table:style-name="Tabela7.B2" office:value-type="string">
              <text:p text:style-name="P14">0</text:p>
            </table:table-cell>
            <table:table-cell table:style-name="Tabela7.B2" office:value-type="string">
              <text:p text:style-name="P14">1</text:p>
            </table:table-cell>
          </table:table-row>
          <table:table-row table:style-name="Tabela7.1">
            <table:table-cell table:style-name="Tabela7.A3" office:value-type="string">
              <text:p text:style-name="P25"><text:a xlink:type="simple" xlink:href="/C:%5CMarco%5CHtml%5Cdocs%5Ccheckstyle-report.html#java_br_gov_ancine_fiscalizacao_ejb_bo_AcaoJudicialBO_java#java_br_gov_ancine_fiscalizacao_ejb_bo_AcaoJudicialBO_java"><text:span text:style-name="Internet_20_link"><text:span text:style-name="T18">java/br/gov/ancine/fiscalizacao/ejb/bo/AcaoJudicialBO.java</text:span></text:span></text:a><text:span text:style-name="T18"> </text:span></text:p>
            </table:table-cell>
            <table:table-cell table:style-name="Tabela7.B3" office:value-type="string">
              <text:p text:style-name="P14">0</text:p>
            </table:table-cell>
            <table:table-cell table:style-name="Tabela7.B3" office:value-type="string">
              <text:p text:style-name="P14">0</text:p>
            </table:table-cell>
            <table:table-cell table:style-name="Tabela7.B3" office:value-type="string">
              <text:p text:style-name="P14">1</text:p>
            </table:table-cell>
          </table:table-row>
          <table:table-row table:style-name="Tabela7.1">
            <table:table-cell table:style-name="Tabela7.A2" office:value-type="string">
              <text:p text:style-name="P25"><text:a xlink:type="simple" xlink:href="/C:%5CMarco%5CHtml%5Cdocs%5Ccheckstyle-report.html#java_br_gov_ancine_fiscalizacao_ejb_bo_EmpresaBO_java#java_br_gov_ancine_fiscalizacao_ejb_bo_EmpresaBO_java"><text:span text:style-name="Internet_20_link"><text:span text:style-name="T18">java/br/gov/ancine/fiscalizacao/ejb/bo/EmpresaBO.java</text:span></text:span></text:a><text:span text:style-name="T18"> </text:span></text:p>
            </table:table-cell>
            <table:table-cell table:style-name="Tabela7.B2" office:value-type="string">
              <text:p text:style-name="P14">0</text:p>
            </table:table-cell>
            <table:table-cell table:style-name="Tabela7.B2" office:value-type="string">
              <text:p text:style-name="P14">0</text:p>
            </table:table-cell>
            <table:table-cell table:style-name="Tabela7.B2" office:value-type="string">
              <text:p text:style-name="P14">1</text:p>
            </table:table-cell>
          </table:table-row>
          <table:table-row table:style-name="Tabela7.1">
            <table:table-cell table:style-name="Tabela7.A3" office:value-type="string">
              <text:p text:style-name="P25"><text:a xlink:type="simple" xlink:href="/C:%5CMarco%5CHtml%5Cdocs%5Ccheckstyle-report.html#java_br_gov_ancine_fiscalizacao_ejb_bo_IrregularidadeBO_java#java_br_gov_ancine_fiscalizacao_ejb_bo_IrregularidadeBO_java"><text:span text:style-name="Internet_20_link"><text:span text:style-name="T18">java/br/gov/ancine/fiscalizacao/ejb/bo/IrregularidadeBO.java</text:span></text:span></text:a><text:span text:style-name="T18"> </text:span></text:p>
            </table:table-cell>
            <table:table-cell table:style-name="Tabela7.B3" office:value-type="string">
              <text:p text:style-name="P14">0</text:p>
            </table:table-cell>
            <table:table-cell table:style-name="Tabela7.B3" office:value-type="string">
              <text:p text:style-name="P14">0</text:p>
            </table:table-cell>
            <table:table-cell table:style-name="Tabela7.B3" office:value-type="string">
              <text:p text:style-name="P14">2</text:p>
            </table:table-cell>
          </table:table-row>
          <table:table-row table:style-name="Tabela7.1">
            <table:table-cell table:style-name="Tabela7.A2" office:value-type="string">
              <text:p text:style-name="P25"><text:a xlink:type="simple" xlink:href="/C:%5CMarco%5CHtml%5Cdocs%5Ccheckstyle-report.html#java_br_gov_ancine_fiscalizacao_ejb_bo_LoginBO_java#java_br_gov_ancine_fiscalizacao_ejb_bo_LoginBO_java"><text:span text:style-name="Internet_20_link"><text:span text:style-name="T18">java/br/gov/ancine/fiscalizacao/ejb/bo/LoginBO.java</text:span></text:span></text:a><text:span text:style-name="T18"> </text:span></text:p>
            </table:table-cell>
            <table:table-cell table:style-name="Tabela7.B2" office:value-type="string">
              <text:p text:style-name="P14">0</text:p>
            </table:table-cell>
            <table:table-cell table:style-name="Tabela7.B2" office:value-type="string">
              <text:p text:style-name="P14">0</text:p>
            </table:table-cell>
            <table:table-cell table:style-name="Tabela7.B2" office:value-type="string">
              <text:p text:style-name="P14">4</text:p>
            </table:table-cell>
          </table:table-row>
          <table:table-row table:style-name="Tabela7.1">
            <table:table-cell table:style-name="Tabela7.A3" office:value-type="string">
              <text:p text:style-name="P25"><text:a xlink:type="simple" xlink:href="/C:%5CMarco%5CHtml%5Cdocs%5Ccheckstyle-report.html#java_br_gov_ancine_fiscalizacao_ejb_bo_MovimentoIrregNotifBO_java#java_br_gov_ancine_fiscalizacao_ejb_bo_MovimentoIrregNotifBO_java"><text:span text:style-name="Internet_20_link"><text:span text:style-name="T18">java/br/gov/ancine/fiscalizacao/ejb/bo/MovimentoIrregNotifBO.java</text:span></text:span></text:a><text:span text:style-name="T18"> </text:span></text:p>
            </table:table-cell>
            <table:table-cell table:style-name="Tabela7.B3" office:value-type="string">
              <text:p text:style-name="P14">0</text:p>
            </table:table-cell>
            <table:table-cell table:style-name="Tabela7.B3" office:value-type="string">
              <text:p text:style-name="P14">0</text:p>
            </table:table-cell>
            <table:table-cell table:style-name="Tabela7.B3" office:value-type="string">
              <text:p text:style-name="P14">1</text:p>
            </table:table-cell>
          </table:table-row>
          <table:table-row table:style-name="Tabela7.1">
            <table:table-cell table:style-name="Tabela7.A2" office:value-type="string">
              <text:p text:style-name="P25"><text:a xlink:type="simple" xlink:href="/C:%5CMarco%5CHtml%5Cdocs%5Ccheckstyle-report.html#java_br_gov_ancine_fiscalizacao_ejb_bo_NotificacaoBO_java#java_br_gov_ancine_fiscalizacao_ejb_bo_NotificacaoBO_java"><text:span text:style-name="Internet_20_link"><text:span text:style-name="T18">java/br/gov/ancine/fiscalizacao/ejb/bo/NotificacaoBO.java</text:span></text:span></text:a><text:span text:style-name="T18"> </text:span></text:p>
            </table:table-cell>
            <table:table-cell table:style-name="Tabela7.B2" office:value-type="string">
              <text:p text:style-name="P14">0</text:p>
            </table:table-cell>
            <table:table-cell table:style-name="Tabela7.B2" office:value-type="string">
              <text:p text:style-name="P14">0</text:p>
            </table:table-cell>
            <table:table-cell table:style-name="Tabela7.B2" office:value-type="string">
              <text:p text:style-name="P14">1</text:p>
            </table:table-cell>
          </table:table-row>
          <table:table-row table:style-name="Tabela7.1">
            <table:table-cell table:style-name="Tabela7.A3" office:value-type="string">
              <text:p text:style-name="P25"><text:a xlink:type="simple" xlink:href="/C:%5CMarco%5CHtml%5Cdocs%5Ccheckstyle-report.html#java_br_gov_ancine_fiscalizacao_ejb_bo_package_html#java_br_gov_ancine_fiscalizacao_ejb_bo_package_html"><text:span text:style-name="Internet_20_link"><text:span text:style-name="T18">java/br/gov/ancine/fiscalizacao/ejb/bo/package.html</text:span></text:span></text:a><text:span text:style-name="T18"> </text:span></text:p>
            </table:table-cell>
            <table:table-cell table:style-name="Tabela7.B3" office:value-type="string">
              <text:p text:style-name="P14">0</text:p>
            </table:table-cell>
            <table:table-cell table:style-name="Tabela7.B3" office:value-type="string">
              <text:p text:style-name="P14">0</text:p>
            </table:table-cell>
            <table:table-cell table:style-name="Tabela7.B3" office:value-type="string">
              <text:p text:style-name="P14">1</text:p>
            </table:table-cell>
          </table:table-row>
          <table:table-row table:style-name="Tabela7.1">
            <table:table-cell table:style-name="Tabela7.A2" office:value-type="string">
              <text:p text:style-name="P25"><text:a xlink:type="simple" xlink:href="/C:%5CMarco%5CHtml%5Cdocs%5Ccheckstyle-report.html#java_br_gov_ancine_fiscalizacao_web_util_package_html#java_br_gov_ancine_fiscalizacao_web_util_package_html"><text:span text:style-name="Internet_20_link"><text:span text:style-name="T18">java/br/gov/ancine/fiscalizacao/web/util/package.html</text:span></text:span></text:a><text:span text:style-name="T18"> </text:span></text:p>
            </table:table-cell>
            <table:table-cell table:style-name="Tabela7.B2" office:value-type="string">
              <text:p text:style-name="P19">0</text:p>
            </table:table-cell>
            <table:table-cell table:style-name="Tabela7.B2" office:value-type="string">
              <text:p text:style-name="P19">0</text:p>
            </table:table-cell>
            <table:table-cell table:style-name="Tabela7.B2" office:value-type="string">
              <text:p text:style-name="P19">1</text:p>
            </table:table-cell>
          </table:table-row>
        </table:table>
        <text:p text:style-name="P24"><text:bookmark-start text:name="java_br_gov_ancine_fiscalizacao_ejb_bean"/><text:bookmark-end text:name="java_br_gov_ancine_fiscalizacao_ejb_bean"/><text:soft-page-break/></text:p>
        <text:p text:style-name="P24">java/br/gov/ancine/fiscalizacao/ejb/bo/AcaoJudicialBO.java</text:p>
        <table:table table:name="Tabela8" table:style-name="Tabela8">
          <table:table-column table:style-name="Tabela8.A"/>
          <table:table-column table:style-name="Tabela8.B"/>
          <table:table-column table:style-name="Tabela8.C"/>
          <table:table-header-rows>
            <table:table-row table:style-name="Tabela8.1">
              <table:table-cell table:style-name="Tabela8.A1" table:number-columns-spanned="2" office:value-type="string">
                <text:p text:style-name="P26">Erro</text:p>
              </table:table-cell>
              <table:covered-table-cell/>
              <table:table-cell table:style-name="Tabela8.C1" office:value-type="string">
                <text:p text:style-name="P26">Linha</text:p>
              </table:table-cell>
            </table:table-row>
          </table:table-header-rows>
          <table:table-row table:style-name="Tabela8.1">
            <table:table-cell table:style-name="Tabela8.A2" office:value-type="string">
              <text:p text:style-name="P14"><draw:frame draw:style-name="fr1" draw:name="figura1" text:anchor-type="as-char" svg:width="0.1563in" svg:height="0.1563in" draw:z-index="0"><draw:image xlink:href="Pictures/100002000000000F0000000FF565E79C.png" xlink:type="simple" xlink:show="embed" xlink:actuate="onLoad"/></draw:frame></text:p>
            </table:table-cell>
            <table:table-cell table:style-name="Tabela8.B2" office:value-type="string">
              <text:p text:style-name="P14">Método tem 243 linhas (Max. permitido são 150).</text:p>
            </table:table-cell>
            <table:table-cell table:style-name="Tabela8.B2" office:value-type="string">
              <text:p text:style-name="P25"><text:a xlink:type="simple" xlink:href="/C:%5CMarco%5CHtml%5Cdocs%5Cxref%5Cjava%5Cbr%5Cgov%5Cancine%5Cfiscalizacao%5Cejb%5Cbo%5CAcaoJudicialBO.html#220"><text:span text:style-name="Internet_20_link"><text:span text:style-name="T18">220</text:span></text:span></text:a><text:span text:style-name="T18"> </text:span></text:p>
            </table:table-cell>
          </table:table-row>
        </table:table>
        <text:h text:style-name="P4" text:outline-level="3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list xml:id="list30595904" text:continue-list="list30592826" text:style-name="WW8Num99">
          <text:list-item>
            <text:h text:style-name="P41" text:outline-level="1">Conclusão</text:h>
          </text:list-item>
        </text:list>
        <text:p text:style-name="P10"/>
        <text:p text:style-name="P31">Descreva a conclusão da auditória.</text:p>
        <text:p text:style-name="P31">Exemplo:</text:p>
        <text:p text:style-name="P10"/>
        <text:p text:style-name="RUP_20_Corpo_20_1">Pelo relatório JDepend podemos averiguar a existência de relacionamentos cíclicos diminuindo a reusabilidade do código. Também foi verificado que a relação entre coesão e acoplamento poderia ser melhor, de forma que a modelagem não utilizou todos os recursos disponíveis na plataforma Java.</text:p>
        <text:p text:style-name="RUP_20_Corpo_20_1">O relatório PMD apresenta a existência de algumas variáveis que não são utilizadas pela aplicação, dificultando futuras manutenções. Além disso, apresenta blocos "catch" vazios, possibilitando o não tratamento devido de erros. Também foi encontrado um bloco “IF” vazio, o qual foi esquecido dentro do código fonte.</text:p>
        <text:p text:style-name="RUP_20_Corpo_20_1">Analisando o relatório Simian, percebe-se que existem trechos de código que poderiam ser reutilizados, evitando a duplicação de código. Da mesma forma, existem repetições na camada de “TO”, demonstrando que a modelagem poderia ter sido mais eficiente, visto que existem classes com atributos repetidos, gerando duplicidade de código.</text:p>
        <text:p text:style-name="RUP_20_Corpo_20_1">O relatório CheckStyle demonstra a existência de vários métodos que ultrapassam o limite de 150 linhas (proposto pela SUN), perdendo desempenho e desperdiçando a memória da JVM. O relatório também verifica que determinadas “tags” do “JavaDoc” ainda estão faltando, de forma a não gerar a documentação completa, sendo este um dos produtos esperados para entrega do sistema.</text:p>
        <text:p text:style-name="RUP_20_Corpo_20_1">A equipe de desenvolvimento conclui que o sistema pode entrar em produção, no entanto os itens apontados nos relatórios PMD e CheckStyle devem ser revistos em um momento futuro para melhoria da aplicação.</text:p>
        <text:p text:style-name="P9"/>
        <text:p text:style-name="RUP_20_Corpo_20_1"/>
        <text:p text:style-name="P62"/>
        <text:list xml:id="list30616154" text:continue-numbering="true" text:style-name="WW8Num99">
          <text:list-item>
            <text:h text:style-name="P42" text:outline-level="1">Assinaturas</text:h>
          </text:list-item>
        </text:list>
        <text:p text:style-name="Standard"/>
        <text:p text:style-name="P56"><text:span text:style-name="T5">Os abaixo assinados estão de acordo com o conteúdo do documento “</text:span><text:span text:style-name="T6">Especificação de Caso de Uso</text:span><text:span text:style-name="T5">”, do Sistema &lt;</text:span><text:span text:style-name="T9">Nome do Sistema</text:span><text:span text:style-name="T5">&gt;, versão </text:span><text:span text:style-name="T9">9.9</text:span><text:span text:style-name="T27">,</text:span><text:span text:style-name="T9"> Módulo </text:span><text:span text:style-name="T5">&lt;</text:span><text:span text:style-name="T9">Nome do Módulo – apenas se o Sistema estiver repartido em Módulos</text:span><text:span text:style-name="T5">&gt;, release </text:span><text:span text:style-name="T9">9.9</text:span><text:span text:style-name="T27"> &lt;Nº. da versão do módulo&gt;</text:span><text:span text:style-name="T5">.</text:span></text:p>
        <text:p text:style-name="RUP_20_Corpo_20_1"/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P79"/>
              <text:p text:style-name="P78">Data: ___/___/_____</text:p>
              <text:p text:style-name="P78"/>
              <text:p text:style-name="P78"/>
              <text:p text:style-name="P80"/>
            </table:table-cell>
            <table:table-cell table:style-name="Tabela9.A1" office:value-type="string">
              <text:p text:style-name="P79"/>
              <text:p text:style-name="P78">Data: ___/___/_____</text:p>
              <text:p text:style-name="P78"/>
              <text:p text:style-name="P78"/>
              <text:p text:style-name="P80"/>
            </table:table-cell>
          </table:table-row>
          <table:table-row table:style-name="Tabela9.2">
            <table:table-cell table:style-name="Tabela9.A1" office:value-type="string">
              <text:p text:style-name="P82">Nome Completo</text:p>
              <text:p text:style-name="P74">Cargo</text:p>
              <text:p text:style-name="P74">Sigla da Superintendência</text:p>
            </table:table-cell>
            <table:table-cell table:style-name="Tabela9.A1" office:value-type="string">
              <text:p text:style-name="P82">Nome Completo</text:p>
              <text:p text:style-name="P74">Cargo</text:p>
              <text:p text:style-name="P74">Sigla da Superintendência</text:p>
            </table:table-cell>
          </table:table-row>
        </table:table>
        <text:p text:style-name="RUP_20_Corpo_20_1"/>
        <text:p text:style-name="RUP_20_Corpo_20_1"/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79"/>
              <text:p text:style-name="P78">Data: ___/___/_____</text:p>
              <text:p text:style-name="P78"/>
              <text:p text:style-name="P78"/>
              <text:p text:style-name="P80"/>
            </table:table-cell>
            <table:table-cell table:style-name="Tabela10.A1" office:value-type="string">
              <text:p text:style-name="P79"/>
              <text:p text:style-name="P78">Data: ___/___/_____</text:p>
              <text:p text:style-name="P78"/>
              <text:p text:style-name="P78"/>
              <text:p text:style-name="P80"/>
            </table:table-cell>
          </table:table-row>
          <table:table-row table:style-name="Tabela10.2">
            <table:table-cell table:style-name="Tabela10.A1" office:value-type="string">
              <text:p text:style-name="P82">Nome Completo</text:p>
              <text:p text:style-name="P74">Cargo</text:p>
              <text:p text:style-name="P74">Sigla da Superintendência</text:p>
            </table:table-cell>
            <table:table-cell table:style-name="Tabela10.A1" office:value-type="string">
              <text:p text:style-name="P82">Nome Completo</text:p>
              <text:p text:style-name="P74">Cargo</text:p>
              <text:p text:style-name="P74">Sigla da Superintendência</text:p>
            </table:table-cell>
          </table:table-row>
        </table:table>
        <text:p text:style-name="Standard"/>
        <text:p text:style-name="P21">Obs.: </text:p>
        <text:list xml:id="list30590805" text:style-name="WW8Num114">
          <text:list-item>
            <text:p text:style-name="P35">Em caso de dúvida do Cargo e Superintendência de uma pessoa, busque essa informação no E-mail (dois cliques sobre o endereço de E-mail da pessoa, “Title” = Cargo, “Department” = Superintendência). </text:p>
          </text:list-item>
          <text:list-item>
            <text:p text:style-name="P35">Colocar acima os seguintes cargos:</text:p>
          </text:list-item>
        </text:list>
        <text:p text:style-name="P36">- Coordenadores de Projetos;</text:p>
        <text:p text:style-name="P36">- Gestor de Projetos;</text:p>
        <text:p text:style-name="P36">- Analista de Negócios responsável pelo sistema;</text:p>
        <text:p text:style-name="P36">- Autor do Caso de Uso (analista que escreveu o caso de uso);</text:p>
        <text:p text:style-name="P36">- Superintendente da área do coordenador entrevistado;</text:p>
        <text:p text:style-name="P36">- Coordenador entrevistado.</text:p>
        <text:p text:style-name="P38"/>
        <text:p text:style-name="P38"/>
        <text:p text:style-name="P37"><text:span text:style-name="T13"></text:span><text:span text:style-name="T15"> Retirar essa observação no documento oficial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_33_0581028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_33_0581028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Normal_20__28_Web_29_" style:display-name="Normal (Web)" style:family="paragraph" style:parent-style-name="Standard">
      <style:paragraph-properties fo:margin-top="0.1945in" fo:margin-bottom="0.1945in" style:line-height-at-least="0.216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6z1" style:family="text">
      <style:text-properties style:font-name="Courier New" fo:font-size="10pt" style:font-size-asian="10pt"/>
    </style:style>
    <style:style style:name="WW8Num6z2" style:family="text">
      <style:text-properties style:font-name="Wingdings" fo:font-size="10pt" style:font-size-asian="10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6z0" style:family="text">
      <style:text-properties style:font-name="Symbol" fo:font-size="10pt" style:font-size-asian="10pt"/>
    </style:style>
    <style:style style:name="WW8Num16z1" style:family="text">
      <style:text-properties style:font-name="Courier New" fo:font-size="10pt" style:font-size-asian="10pt"/>
    </style:style>
    <style:style style:name="WW8Num16z2" style:family="text">
      <style:text-properties style:font-name="Wingdings" fo:font-size="10pt" style:font-size-asian="10pt"/>
    </style:style>
    <style:style style:name="WW8Num18z0" style:family="text">
      <style:text-properties style:font-name="Symbol" fo:font-size="10pt" style:font-size-asian="10pt"/>
    </style:style>
    <style:style style:name="WW8Num18z1" style:family="text">
      <style:text-properties style:font-name="Courier New" fo:font-size="10pt" style:font-size-asian="10pt"/>
    </style:style>
    <style:style style:name="WW8Num18z2" style:family="text">
      <style:text-properties style:font-name="Wingdings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2z1" style:family="text">
      <style:text-properties style:font-name="Courier New" fo:font-size="10pt" style:font-size-asian="10pt"/>
    </style:style>
    <style:style style:name="WW8Num22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 fo:font-size="10pt" style:font-size-asian="10pt"/>
    </style:style>
    <style:style style:name="WW8Num24z1" style:family="text">
      <style:text-properties style:font-name="Courier New" fo:font-size="10pt" style:font-size-asian="10pt"/>
    </style:style>
    <style:style style:name="WW8Num24z2" style:family="text">
      <style:text-properties style:font-name="Wingdings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WW8Num25z1" style:family="text">
      <style:text-properties style:font-name="Courier New" fo:font-size="10pt" style:font-size-asian="10pt"/>
    </style:style>
    <style:style style:name="WW8Num25z2" style:family="text">
      <style:text-properties style:font-name="Wingdings" fo:font-size="10pt" style:font-size-asian="10pt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 fo:font-size="10pt" style:font-size-asian="10pt"/>
    </style:style>
    <style:style style:name="WW8Num27z1" style:family="text">
      <style:text-properties style:font-name="Courier New" fo:font-size="10pt" style:font-size-asian="10pt"/>
    </style:style>
    <style:style style:name="WW8Num27z2" style:family="text">
      <style:text-properties style:font-name="Wingdings" fo:font-size="10pt" style:font-size-asian="10pt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0z0" style:family="text">
      <style:text-properties style:font-name="Symbol" fo:font-size="10pt" style:font-size-asian="10pt"/>
    </style:style>
    <style:style style:name="WW8Num30z1" style:family="text">
      <style:text-properties style:font-name="Courier New" fo:font-size="10pt" style:font-size-asian="10pt"/>
    </style:style>
    <style:style style:name="WW8Num30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Symbol" fo:font-size="10pt" style:font-size-asian="10pt"/>
    </style:style>
    <style:style style:name="WW8Num32z1" style:family="text">
      <style:text-properties style:font-name="Courier New" fo:font-size="10pt" style:font-size-asian="10pt"/>
    </style:style>
    <style:style style:name="WW8Num32z2" style:family="text">
      <style:text-properties style:font-name="Wingdings" fo:font-size="10pt" style:font-size-asian="10pt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style:font-name="Symbol" fo:font-size="10pt" style:font-size-asian="10pt"/>
    </style:style>
    <style:style style:name="WW8Num34z1" style:family="text">
      <style:text-properties style:font-name="Courier New" fo:font-size="10pt" style:font-size-asian="10pt"/>
    </style:style>
    <style:style style:name="WW8Num34z2" style:family="text">
      <style:text-properties style:font-name="Wingdings" fo:font-size="10pt" style:font-size-asian="10pt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Courier New" fo:font-size="10pt" style:font-size-asian="10pt"/>
    </style:style>
    <style:style style:name="WW8Num36z2" style:family="text">
      <style:text-properties style:font-name="Wingdings" fo:font-size="10pt" style:font-size-asian="10pt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8z0" style:family="text">
      <style:text-properties style:font-name="Symbol" fo:font-size="10pt" style:font-size-asian="10pt"/>
    </style:style>
    <style:style style:name="WW8Num38z1" style:family="text">
      <style:text-properties style:font-name="Courier New" fo:font-size="10pt" style:font-size-asian="10pt"/>
    </style:style>
    <style:style style:name="WW8Num38z2" style:family="text">
      <style:text-properties style:font-name="Wingdings" fo:font-size="10pt" style:font-size-asian="10pt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Symbol" fo:font-size="10pt" style:font-size-asian="10pt"/>
    </style:style>
    <style:style style:name="WW8Num40z1" style:family="text">
      <style:text-properties style:font-name="Courier New" fo:font-size="10pt" style:font-size-asian="10pt"/>
    </style:style>
    <style:style style:name="WW8Num40z2" style:family="text">
      <style:text-properties style:font-name="Wingdings" fo:font-size="10pt" style:font-size-asian="10pt"/>
    </style:style>
    <style:style style:name="WW8Num41z0" style:family="text">
      <style:text-properties style:font-name="Symbol" fo:font-size="10pt" style:font-size-asian="10pt"/>
    </style:style>
    <style:style style:name="WW8Num41z1" style:family="text">
      <style:text-properties style:font-name="Courier New" fo:font-size="10pt" style:font-size-asian="10pt"/>
    </style:style>
    <style:style style:name="WW8Num41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fo:font-size="10pt" style:font-size-asian="10pt"/>
    </style:style>
    <style:style style:name="WW8Num44z1" style:family="text">
      <style:text-properties style:font-name="Courier New" fo:font-size="10pt" style:font-size-asian="10pt"/>
    </style:style>
    <style:style style:name="WW8Num44z2" style:family="text">
      <style:text-properties style:font-name="Wingdings" fo:font-size="10pt" style:font-size-asian="10pt"/>
    </style:style>
    <style:style style:name="WW8Num45z0" style:family="text">
      <style:text-properties style:font-name="Symbol" fo:font-size="10pt" style:font-size-asian="10pt"/>
    </style:style>
    <style:style style:name="WW8Num45z1" style:family="text">
      <style:text-properties style:font-name="Courier New" fo:font-size="10pt" style:font-size-asian="10pt"/>
    </style:style>
    <style:style style:name="WW8Num45z2" style:family="text">
      <style:text-properties style:font-name="Wingdings" fo:font-size="10pt" style:font-size-asian="10pt"/>
    </style:style>
    <style:style style:name="WW8Num47z0" style:family="text">
      <style:text-properties style:font-name="Symbol" fo:font-size="10pt" style:font-size-asian="10pt"/>
    </style:style>
    <style:style style:name="WW8Num47z1" style:family="text">
      <style:text-properties style:font-name="Courier New" fo:font-size="10pt" style:font-size-asian="10pt"/>
    </style:style>
    <style:style style:name="WW8Num47z2" style:family="text">
      <style:text-properties style:font-name="Wingdings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 fo:font-size="10pt" style:font-size-asian="10pt"/>
    </style:style>
    <style:style style:name="WW8Num50z1" style:family="text">
      <style:text-properties style:font-name="Courier New" fo:font-size="10pt" style:font-size-asian="10pt"/>
    </style:style>
    <style:style style:name="WW8Num50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Wingdings"/>
    </style:style>
    <style:style style:name="WW8Num53z0" style:family="text">
      <style:text-properties style:font-name="Symbol" fo:font-size="10pt" style:font-size-asian="10pt"/>
    </style:style>
    <style:style style:name="WW8Num53z1" style:family="text">
      <style:text-properties style:font-name="Courier New" fo:font-size="10pt" style:font-size-asian="10pt"/>
    </style:style>
    <style:style style:name="WW8Num53z2" style:family="text">
      <style:text-properties style:font-name="Wingdings" fo:font-size="10pt" style:font-size-asian="10pt"/>
    </style:style>
    <style:style style:name="WW8Num54z0" style:family="text">
      <style:text-properties style:font-name="Symbol" fo:font-size="10pt" style:font-size-asian="10pt"/>
    </style:style>
    <style:style style:name="WW8Num54z1" style:family="text">
      <style:text-properties style:font-name="Courier New" fo:font-size="10pt" style:font-size-asian="10pt"/>
    </style:style>
    <style:style style:name="WW8Num54z2" style:family="text">
      <style:text-properties style:font-name="Wingdings" fo:font-size="10pt" style:font-size-asian="10pt"/>
    </style:style>
    <style:style style:name="WW8Num56z0" style:family="text">
      <style:text-properties style:font-name="Symbol" fo:font-size="10pt" style:font-size-asian="10pt"/>
    </style:style>
    <style:style style:name="WW8Num56z1" style:family="text">
      <style:text-properties style:font-name="Courier New" fo:font-size="10pt" style:font-size-asian="10pt"/>
    </style:style>
    <style:style style:name="WW8Num56z2" style:family="text">
      <style:text-properties style:font-name="Wingdings" fo:font-size="10pt" style:font-size-asian="10pt"/>
    </style:style>
    <style:style style:name="WW8Num58z0" style:family="text">
      <style:text-properties style:font-name="Wingdings"/>
    </style:style>
    <style:style style:name="WW8Num58z1" style:family="text">
      <style:text-properties style:font-name="Courier New" style:font-name-complex="Courier New"/>
    </style:style>
    <style:style style:name="WW8Num58z3" style:family="text">
      <style:text-properties style:font-name="Symbol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5z0" style:family="text">
      <style:text-properties style:font-name="Symbol" fo:font-size="10pt" style:font-size-asian="10pt"/>
    </style:style>
    <style:style style:name="WW8Num65z1" style:family="text">
      <style:text-properties style:font-name="Courier New" fo:font-size="10pt" style:font-size-asian="10pt"/>
    </style:style>
    <style:style style:name="WW8Num65z2" style:family="text">
      <style:text-properties style:font-name="Wingdings" fo:font-size="10pt" style:font-size-asian="10pt"/>
    </style:style>
    <style:style style:name="WW8Num66z0" style:family="text">
      <style:text-properties style:font-name="Symbol"/>
    </style:style>
    <style:style style:name="WW8Num67z0" style:family="text">
      <style:text-properties style:font-name="Symbol" fo:font-size="10pt" style:font-size-asian="10pt"/>
    </style:style>
    <style:style style:name="WW8Num67z1" style:family="text">
      <style:text-properties style:font-name="Courier New" fo:font-size="10pt" style:font-size-asian="10pt"/>
    </style:style>
    <style:style style:name="WW8Num67z2" style:family="text">
      <style:text-properties style:font-name="Wingdings" fo:font-size="10pt" style:font-size-asian="10pt"/>
    </style:style>
    <style:style style:name="WW8Num68z0" style:family="text">
      <style:text-properties style:font-name="Symbol" fo:font-size="10pt" style:font-size-asian="10pt"/>
    </style:style>
    <style:style style:name="WW8Num68z1" style:family="text">
      <style:text-properties style:font-name="Courier New" fo:font-size="10pt" style:font-size-asian="10pt"/>
    </style:style>
    <style:style style:name="WW8Num68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Wingdings"/>
    </style:style>
    <style:style style:name="WW8Num72z1" style:family="text">
      <style:text-properties style:font-name="Courier New" style:font-name-complex="Courier New"/>
    </style:style>
    <style:style style:name="WW8Num72z3" style:family="text">
      <style:text-properties style:font-name="Symbol"/>
    </style:style>
    <style:style style:name="WW8Num73z0" style:family="text">
      <style:text-properties style:font-name="Symbol" fo:font-size="10pt" style:font-size-asian="10pt"/>
    </style:style>
    <style:style style:name="WW8Num73z1" style:family="text">
      <style:text-properties style:font-name="Courier New" fo:font-size="10pt" style:font-size-asian="10pt"/>
    </style:style>
    <style:style style:name="WW8Num73z2" style:family="text">
      <style:text-properties style:font-name="Wingdings" fo:font-size="10pt" style:font-size-asian="10pt"/>
    </style:style>
    <style:style style:name="WW8Num74z0" style:family="text">
      <style:text-properties style:font-name="Symbol" fo:font-size="10pt" style:font-size-asian="10pt"/>
    </style:style>
    <style:style style:name="WW8Num74z1" style:family="text">
      <style:text-properties style:font-name="Courier New" fo:font-size="10pt" style:font-size-asian="10pt"/>
    </style:style>
    <style:style style:name="WW8Num74z2" style:family="text">
      <style:text-properties style:font-name="Wingdings" fo:font-size="10pt" style:font-size-asian="10pt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Symbol" fo:font-size="10pt" style:font-size-asian="10pt"/>
    </style:style>
    <style:style style:name="WW8Num78z1" style:family="text">
      <style:text-properties style:font-name="Courier New" fo:font-size="10pt" style:font-size-asian="10pt"/>
    </style:style>
    <style:style style:name="WW8Num78z2" style:family="text">
      <style:text-properties style:font-name="Wingdings" fo:font-size="10pt" style:font-size-asian="10pt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WW8Num80z0" style:family="text">
      <style:text-properties style:font-name="Symbol" fo:font-size="10pt" style:font-size-asian="10pt"/>
    </style:style>
    <style:style style:name="WW8Num80z1" style:family="text">
      <style:text-properties style:font-name="Courier New" fo:font-size="10pt" style:font-size-asian="10pt"/>
    </style:style>
    <style:style style:name="WW8Num80z2" style:family="text">
      <style:text-properties style:font-name="Wingdings" fo:font-size="10pt" style:font-size-asian="10pt"/>
    </style:style>
    <style:style style:name="WW8Num81z0" style:family="text">
      <style:text-properties style:font-name="Symbol" fo:font-size="10pt" style:font-size-asian="10pt"/>
    </style:style>
    <style:style style:name="WW8Num81z1" style:family="text">
      <style:text-properties style:font-name="Courier New" fo:font-size="10pt" style:font-size-asian="10pt"/>
    </style:style>
    <style:style style:name="WW8Num81z2" style:family="text">
      <style:text-properties style:font-name="Wingdings" fo:font-size="10pt" style:font-size-asian="10pt"/>
    </style:style>
    <style:style style:name="WW8Num82z0" style:family="text">
      <style:text-properties style:font-name="Symbol" fo:font-size="10pt" style:font-size-asian="10pt"/>
    </style:style>
    <style:style style:name="WW8Num82z1" style:family="text">
      <style:text-properties style:font-name="Courier New" fo:font-size="10pt" style:font-size-asian="10pt"/>
    </style:style>
    <style:style style:name="WW8Num82z2" style:family="text">
      <style:text-properties style:font-name="Wingdings" fo:font-size="10pt" style:font-size-asian="10pt"/>
    </style:style>
    <style:style style:name="WW8Num83z0" style:family="text">
      <style:text-properties style:font-name="Symbol" fo:font-size="10pt" style:font-size-asian="10pt"/>
    </style:style>
    <style:style style:name="WW8Num83z1" style:family="text">
      <style:text-properties style:font-name="Courier New" fo:font-size="10pt" style:font-size-asian="10pt"/>
    </style:style>
    <style:style style:name="WW8Num83z2" style:family="text">
      <style:text-properties style:font-name="Wingdings" fo:font-size="10pt" style:font-size-asian="10pt"/>
    </style:style>
    <style:style style:name="WW8Num84z0" style:family="text">
      <style:text-properties style:font-name="Symbol" fo:font-size="10pt" style:font-size-asian="10pt"/>
    </style:style>
    <style:style style:name="WW8Num84z1" style:family="text">
      <style:text-properties style:font-name="Courier New" fo:font-size="10pt" style:font-size-asian="10pt"/>
    </style:style>
    <style:style style:name="WW8Num84z2" style:family="text">
      <style:text-properties style:font-name="Wingdings" fo:font-size="10pt" style:font-size-asian="10pt"/>
    </style:style>
    <style:style style:name="WW8Num85z0" style:family="text">
      <style:text-properties style:font-name="Symbol" fo:font-size="10pt" style:font-size-asian="10pt"/>
    </style:style>
    <style:style style:name="WW8Num85z1" style:family="text">
      <style:text-properties style:font-name="Courier New" fo:font-size="10pt" style:font-size-asian="10pt"/>
    </style:style>
    <style:style style:name="WW8Num85z2" style:family="text">
      <style:text-properties style:font-name="Wingdings" fo:font-size="10pt" style:font-size-asian="10pt"/>
    </style:style>
    <style:style style:name="WW8Num86z0" style:family="text">
      <style:text-properties style:font-name="Symbol" fo:font-size="10pt" style:font-size-asian="10pt"/>
    </style:style>
    <style:style style:name="WW8Num86z1" style:family="text">
      <style:text-properties style:font-name="Courier New" fo:font-size="10pt" style:font-size-asian="10pt"/>
    </style:style>
    <style:style style:name="WW8Num86z2" style:family="text">
      <style:text-properties style:font-name="Wingdings" fo:font-size="10pt" style:font-size-asian="10pt"/>
    </style:style>
    <style:style style:name="WW8Num87z0" style:family="text">
      <style:text-properties style:font-name="Symbol" fo:font-size="10pt" style:font-size-asian="10pt"/>
    </style:style>
    <style:style style:name="WW8Num87z1" style:family="text">
      <style:text-properties style:font-name="Courier New" fo:font-size="10pt" style:font-size-asian="10pt"/>
    </style:style>
    <style:style style:name="WW8Num87z2" style:family="text">
      <style:text-properties style:font-name="Wingdings" fo:font-size="10pt" style:font-size-asian="10pt"/>
    </style:style>
    <style:style style:name="WW8Num88z0" style:family="text">
      <style:text-properties style:font-name="Symbol" fo:font-size="10pt" style:font-size-asian="10pt"/>
    </style:style>
    <style:style style:name="WW8Num88z1" style:family="text">
      <style:text-properties style:font-name="Courier New" fo:font-size="10pt" style:font-size-asian="10pt"/>
    </style:style>
    <style:style style:name="WW8Num88z2" style:family="text">
      <style:text-properties style:font-name="Wingdings" fo:font-size="10pt" style:font-size-asian="10pt"/>
    </style:style>
    <style:style style:name="WW8Num89z0" style:family="text">
      <style:text-properties style:font-name="Symbol" fo:font-size="10pt" style:font-size-asian="10pt"/>
    </style:style>
    <style:style style:name="WW8Num89z1" style:family="text">
      <style:text-properties style:font-name="Courier New" fo:font-size="10pt" style:font-size-asian="10pt"/>
    </style:style>
    <style:style style:name="WW8Num89z2" style:family="text">
      <style:text-properties style:font-name="Wingdings" fo:font-size="10pt" style:font-size-asian="10pt"/>
    </style:style>
    <style:style style:name="WW8Num90z0" style:family="text">
      <style:text-properties style:font-name="Symbol" fo:font-size="10pt" style:font-size-asian="10pt"/>
    </style:style>
    <style:style style:name="WW8Num90z1" style:family="text">
      <style:text-properties style:font-name="Courier New" fo:font-size="10pt" style:font-size-asian="10pt"/>
    </style:style>
    <style:style style:name="WW8Num90z2" style:family="text">
      <style:text-properties style:font-name="Wingdings" fo:font-size="10pt" style:font-size-asian="10pt"/>
    </style:style>
    <style:style style:name="WW8Num91z0" style:family="text">
      <style:text-properties style:font-name="Symbol" fo:font-size="10pt" style:font-size-asian="10pt"/>
    </style:style>
    <style:style style:name="WW8Num91z1" style:family="text">
      <style:text-properties style:font-name="Courier New" fo:font-size="10pt" style:font-size-asian="10pt"/>
    </style:style>
    <style:style style:name="WW8Num91z2" style:family="text">
      <style:text-properties style:font-name="Wingdings" fo:font-size="10pt" style:font-size-asian="10pt"/>
    </style:style>
    <style:style style:name="WW8Num92z0" style:family="text">
      <style:text-properties style:font-name="Symbol" fo:font-size="10pt" style:font-size-asian="10pt"/>
    </style:style>
    <style:style style:name="WW8Num92z1" style:family="text">
      <style:text-properties style:font-name="Courier New" fo:font-size="10pt" style:font-size-asian="10pt"/>
    </style:style>
    <style:style style:name="WW8Num92z2" style:family="text">
      <style:text-properties style:font-name="Wingdings" fo:font-size="10pt" style:font-size-asian="10pt"/>
    </style:style>
    <style:style style:name="WW8Num93z0" style:family="text">
      <style:text-properties style:font-name="Symbol" fo:font-size="10pt" style:font-size-asian="10pt"/>
    </style:style>
    <style:style style:name="WW8Num93z1" style:family="text">
      <style:text-properties style:font-name="Courier New" fo:font-size="10pt" style:font-size-asian="10pt"/>
    </style:style>
    <style:style style:name="WW8Num93z2" style:family="text">
      <style:text-properties style:font-name="Wingdings" fo:font-size="10pt" style:font-size-asian="10pt"/>
    </style:style>
    <style:style style:name="WW8Num94z0" style:family="text">
      <style:text-properties style:font-name="Symbol" fo:font-size="10pt" style:font-size-asian="10pt"/>
    </style:style>
    <style:style style:name="WW8Num94z1" style:family="text">
      <style:text-properties style:font-name="Courier New" fo:font-size="10pt" style:font-size-asian="10pt"/>
    </style:style>
    <style:style style:name="WW8Num94z2" style:family="text">
      <style:text-properties style:font-name="Wingdings" fo:font-size="10pt" style:font-size-asian="10pt"/>
    </style:style>
    <style:style style:name="WW8Num95z0" style:family="text">
      <style:text-properties style:font-name="Symbol" fo:font-size="10pt" style:font-size-asian="10pt"/>
    </style:style>
    <style:style style:name="WW8Num95z1" style:family="text">
      <style:text-properties style:font-name="Courier New" fo:font-size="10pt" style:font-size-asian="10pt"/>
    </style:style>
    <style:style style:name="WW8Num95z2" style:family="text">
      <style:text-properties style:font-name="Wingdings" fo:font-size="10pt" style:font-size-asian="10pt"/>
    </style:style>
    <style:style style:name="WW8Num96z0" style:family="text">
      <style:text-properties style:font-name="Symbol" fo:font-size="10pt" style:font-size-asian="10pt"/>
    </style:style>
    <style:style style:name="WW8Num96z1" style:family="text">
      <style:text-properties style:font-name="Courier New" fo:font-size="10pt" style:font-size-asian="10pt"/>
    </style:style>
    <style:style style:name="WW8Num96z2" style:family="text">
      <style:text-properties style:font-name="Wingdings" fo:font-size="10pt" style:font-size-asian="10pt"/>
    </style:style>
    <style:style style:name="WW8Num97z0" style:family="text">
      <style:text-properties style:font-name="Symbol" fo:font-size="10pt" style:font-size-asian="10pt"/>
    </style:style>
    <style:style style:name="WW8Num97z1" style:family="text">
      <style:text-properties style:font-name="Courier New" fo:font-size="10pt" style:font-size-asian="10pt"/>
    </style:style>
    <style:style style:name="WW8Num97z2" style:family="text">
      <style:text-properties style:font-name="Wingdings" fo:font-size="10pt" style:font-size-asian="10pt"/>
    </style:style>
    <style:style style:name="WW8Num98z0" style:family="text">
      <style:text-properties style:font-name="Symbol" fo:font-size="10pt" style:font-size-asian="10pt"/>
    </style:style>
    <style:style style:name="WW8Num98z1" style:family="text">
      <style:text-properties style:font-name="Courier New" fo:font-size="10pt" style:font-size-asian="10pt"/>
    </style:style>
    <style:style style:name="WW8Num98z2" style:family="text">
      <style:text-properties style:font-name="Wingdings" fo:font-size="10pt" style:font-size-asian="10pt"/>
    </style:style>
    <style:style style:name="WW8Num100z0" style:family="text">
      <style:text-properties style:font-name="Symbol" fo:font-size="10pt" style:font-size-asian="10pt"/>
    </style:style>
    <style:style style:name="WW8Num100z1" style:family="text">
      <style:text-properties style:font-name="Courier New" fo:font-size="10pt" style:font-size-asian="10pt"/>
    </style:style>
    <style:style style:name="WW8Num100z2" style:family="text">
      <style:text-properties style:font-name="Wingdings" fo:font-size="10pt" style:font-size-asian="10pt"/>
    </style:style>
    <style:style style:name="WW8Num101z0" style:family="text">
      <style:text-properties style:font-name="Symbol" fo:font-size="10pt" style:font-size-asian="10pt"/>
    </style:style>
    <style:style style:name="WW8Num101z1" style:family="text">
      <style:text-properties style:font-name="Courier New" fo:font-size="10pt" style:font-size-asian="10pt"/>
    </style:style>
    <style:style style:name="WW8Num101z2" style:family="text">
      <style:text-properties style:font-name="Wingdings" fo:font-size="10pt" style:font-size-asian="10pt"/>
    </style:style>
    <style:style style:name="WW8Num102z0" style:family="text">
      <style:text-properties style:font-name="Symbol" fo:font-size="10pt" style:font-size-asian="10pt"/>
    </style:style>
    <style:style style:name="WW8Num102z1" style:family="text">
      <style:text-properties style:font-name="Courier New" fo:font-size="10pt" style:font-size-asian="10pt"/>
    </style:style>
    <style:style style:name="WW8Num10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WW8Num106z0" style:family="text">
      <style:text-properties style:font-name="Symbol" fo:font-size="10pt" style:font-size-asian="10pt"/>
    </style:style>
    <style:style style:name="WW8Num106z1" style:family="text">
      <style:text-properties style:font-name="Courier New" fo:font-size="10pt" style:font-size-asian="10pt"/>
    </style:style>
    <style:style style:name="WW8Num106z2" style:family="text">
      <style:text-properties style:font-name="Wingdings" fo:font-size="10pt" style:font-size-asian="10pt"/>
    </style:style>
    <style:style style:name="WW8Num107z0" style:family="text">
      <style:text-properties style:font-name="Symbol" fo:font-size="10pt" style:font-size-asian="10pt"/>
    </style:style>
    <style:style style:name="WW8Num107z1" style:family="text">
      <style:text-properties style:font-name="Courier New" fo:font-size="10pt" style:font-size-asian="10pt"/>
    </style:style>
    <style:style style:name="WW8Num107z2" style:family="text">
      <style:text-properties style:font-name="Wingdings" fo:font-size="10pt" style:font-size-asian="10pt"/>
    </style:style>
    <style:style style:name="WW8Num108z0" style:family="text">
      <style:text-properties style:font-name="Symbol" fo:font-size="10pt" style:font-size-asian="10pt"/>
    </style:style>
    <style:style style:name="WW8Num108z1" style:family="text">
      <style:text-properties style:font-name="Courier New" fo:font-size="10pt" style:font-size-asian="10pt"/>
    </style:style>
    <style:style style:name="WW8Num108z2" style:family="text">
      <style:text-properties style:font-name="Wingdings" fo:font-size="10pt" style:font-size-asian="10pt"/>
    </style:style>
    <style:style style:name="WW8Num109z0" style:family="text">
      <style:text-properties style:font-name="Symbol" fo:font-size="10pt" style:font-size-asian="10pt"/>
    </style:style>
    <style:style style:name="WW8Num109z1" style:family="text">
      <style:text-properties style:font-name="Courier New" fo:font-size="10pt" style:font-size-asian="10pt"/>
    </style:style>
    <style:style style:name="WW8Num109z2" style:family="text">
      <style:text-properties style:font-name="Wingdings" fo:font-size="10pt" style:font-size-asian="10pt"/>
    </style:style>
    <style:style style:name="WW8Num110z0" style:family="text">
      <style:text-properties style:font-name="Symbol" fo:font-size="10pt" style:font-size-asian="10pt"/>
    </style:style>
    <style:style style:name="WW8Num110z1" style:family="text">
      <style:text-properties style:font-name="Courier New" fo:font-size="10pt" style:font-size-asian="10pt"/>
    </style:style>
    <style:style style:name="WW8Num110z2" style:family="text">
      <style:text-properties style:font-name="Wingdings" fo:font-size="10pt" style:font-size-asian="10pt"/>
    </style:style>
    <style:style style:name="WW8Num111z0" style:family="text">
      <style:text-properties style:font-name="Symbol" fo:font-size="10pt" style:font-size-asian="10pt"/>
    </style:style>
    <style:style style:name="WW8Num111z1" style:family="text">
      <style:text-properties style:font-name="Courier New" fo:font-size="10pt" style:font-size-asian="10pt"/>
    </style:style>
    <style:style style:name="WW8Num111z2" style:family="text">
      <style:text-properties style:font-name="Wingdings" fo:font-size="10pt" style:font-size-asian="10pt"/>
    </style:style>
    <style:style style:name="WW8Num112z0" style:family="text">
      <style:text-properties style:font-name="Symbol" fo:font-size="10pt" style:font-size-asian="10pt"/>
    </style:style>
    <style:style style:name="WW8Num112z1" style:family="text">
      <style:text-properties style:font-name="Courier New" fo:font-size="10pt" style:font-size-asian="10pt"/>
    </style:style>
    <style:style style:name="WW8Num112z2" style:family="text">
      <style:text-properties style:font-name="Wingdings" fo:font-size="10pt" style:font-size-asian="10pt"/>
    </style:style>
    <style:style style:name="WW8Num113z0" style:family="text">
      <style:text-properties style:font-name="Symbol" fo:font-size="10pt" style:font-size-asian="10pt"/>
    </style:style>
    <style:style style:name="WW8Num113z1" style:family="text">
      <style:text-properties style:font-name="Courier New" fo:font-size="10pt" style:font-size-asian="10pt"/>
    </style:style>
    <style:style style:name="WW8Num113z2" style:family="text">
      <style:text-properties style:font-name="Wingdings" fo:font-size="10pt" style:font-size-asian="10pt"/>
    </style:style>
    <style:style style:name="WW8Num115z0" style:family="text">
      <style:text-properties style:font-name="Symbol" fo:font-size="10pt" style:font-size-asian="10pt"/>
    </style:style>
    <style:style style:name="WW8Num115z1" style:family="text">
      <style:text-properties style:font-name="Courier New" fo:font-size="10pt" style:font-size-asian="10pt"/>
    </style:style>
    <style:style style:name="WW8Num115z2" style:family="text">
      <style:text-properties style:font-name="Wingdings" fo:font-size="10pt" style:font-size-asian="10pt"/>
    </style:style>
    <style:style style:name="WW8Num116z0" style:family="text">
      <style:text-properties style:font-name="Symbol" fo:font-size="10pt" style:font-size-asian="10pt"/>
    </style:style>
    <style:style style:name="WW8Num116z1" style:family="text">
      <style:text-properties style:font-name="Courier New" fo:font-size="10pt" style:font-size-asian="10pt"/>
    </style:style>
    <style:style style:name="WW8Num116z2" style:family="text">
      <style:text-properties style:font-name="Wingdings" fo:font-size="10pt" style:font-size-asian="10pt"/>
    </style:style>
    <style:style style:name="WW8Num117z0" style:family="text">
      <style:text-properties style:font-name="Symbol" fo:font-size="10pt" style:font-size-asian="10pt"/>
    </style:style>
    <style:style style:name="WW8Num117z1" style:family="text">
      <style:text-properties style:font-name="Courier New" fo:font-size="10pt" style:font-size-asian="10pt"/>
    </style:style>
    <style:style style:name="WW8Num117z2" style:family="text">
      <style:text-properties style:font-name="Wingdings" fo:font-size="10pt" style:font-size-asian="10pt"/>
    </style:style>
    <style:style style:name="WW8Num118z0" style:family="text">
      <style:text-properties style:font-name="Symbol" fo:font-size="10pt" style:font-size-asian="10pt"/>
    </style:style>
    <style:style style:name="WW8Num118z1" style:family="text">
      <style:text-properties style:font-name="Courier New" fo:font-size="10pt" style:font-size-asian="10pt"/>
    </style:style>
    <style:style style:name="WW8Num118z2" style:family="text">
      <style:text-properties style:font-name="Wingdings" fo:font-size="10pt" style:font-size-asian="10pt"/>
    </style:style>
    <style:style style:name="WW8Num119z0" style:family="text">
      <style:text-properties style:font-name="Symbol" fo:font-size="10pt" style:font-size-asian="10pt"/>
    </style:style>
    <style:style style:name="WW8Num119z1" style:family="text">
      <style:text-properties style:font-name="Courier New" fo:font-size="10pt" style:font-size-asian="10pt"/>
    </style:style>
    <style:style style:name="WW8Num119z2" style:family="text">
      <style:text-properties style:font-name="Wingdings" fo:font-size="10pt" style:font-size-asian="10pt"/>
    </style:style>
    <style:style style:name="WW8Num120z0" style:family="text">
      <style:text-properties style:font-name="Symbol" fo:font-size="10pt" style:font-size-asian="10pt"/>
    </style:style>
    <style:style style:name="WW8Num120z1" style:family="text">
      <style:text-properties style:font-name="Courier New" fo:font-size="10pt" style:font-size-asian="10pt"/>
    </style:style>
    <style:style style:name="WW8Num120z2" style:family="text">
      <style:text-properties style:font-name="Wingdings" fo:font-size="10pt" style:font-size-asian="10pt"/>
    </style:style>
    <style:style style:name="WW8Num121z0" style:family="text">
      <style:text-properties style:font-name="Wingdings"/>
    </style:style>
    <style:style style:name="WW8Num121z1" style:family="text">
      <style:text-properties style:font-name="Courier New" style:font-name-complex="Courier New"/>
    </style:style>
    <style:style style:name="WW8Num121z3" style:family="text">
      <style:text-properties style:font-name="Symbol"/>
    </style:style>
    <style:style style:name="WW8Num122z0" style:family="text">
      <style:text-properties style:font-name="Symbol" fo:font-size="10pt" style:font-size-asian="10pt"/>
    </style:style>
    <style:style style:name="WW8Num122z1" style:family="text">
      <style:text-properties style:font-name="Courier New" fo:font-size="10pt" style:font-size-asian="10pt"/>
    </style:style>
    <style:style style:name="WW8Num122z2" style:family="text">
      <style:text-properties style:font-name="Wingdings" fo:font-size="10pt" style:font-size-asian="10pt"/>
    </style:style>
    <style:style style:name="WW8Num123z0" style:family="text">
      <style:text-properties style:font-name="Symbol" fo:font-size="10pt" style:font-size-asian="10pt"/>
    </style:style>
    <style:style style:name="WW8Num123z1" style:family="text">
      <style:text-properties style:font-name="Courier New" fo:font-size="10pt" style:font-size-asian="10pt"/>
    </style:style>
    <style:style style:name="WW8Num123z2" style:family="text">
      <style:text-properties style:font-name="Wingdings" fo:font-size="10pt" style:font-size-asian="10pt"/>
    </style:style>
    <style:style style:name="WW8Num124z0" style:family="text">
      <style:text-properties style:font-name="Symbol" fo:font-size="10pt" style:font-size-asian="10pt"/>
    </style:style>
    <style:style style:name="WW8Num124z1" style:family="text">
      <style:text-properties style:font-name="Courier New" fo:font-size="10pt" style:font-size-asian="10pt"/>
    </style:style>
    <style:style style:name="WW8Num124z2" style:family="text">
      <style:text-properties style:font-name="Wingdings" fo:font-size="10pt" style:font-size-asian="10pt"/>
    </style:style>
    <style:style style:name="WW8Num125z0" style:family="text">
      <style:text-properties style:font-name="Symbol" fo:font-size="10pt" style:font-size-asian="10pt"/>
    </style:style>
    <style:style style:name="WW8Num125z1" style:family="text">
      <style:text-properties style:font-name="Courier New" fo:font-size="10pt" style:font-size-asian="10pt"/>
    </style:style>
    <style:style style:name="WW8Num125z2" style:family="text">
      <style:text-properties style:font-name="Wingdings" fo:font-size="10pt" style:font-size-asian="10pt"/>
    </style:style>
    <style:style style:name="WW8Num126z0" style:family="text">
      <style:text-properties style:font-name="Symbol" fo:font-size="10pt" style:font-size-asian="10pt"/>
    </style:style>
    <style:style style:name="WW8Num126z1" style:family="text">
      <style:text-properties style:font-name="Courier New" fo:font-size="10pt" style:font-size-asian="10pt"/>
    </style:style>
    <style:style style:name="WW8Num126z2" style:family="text">
      <style:text-properties style:font-name="Wingdings" fo:font-size="10pt" style:font-size-asian="10pt"/>
    </style:style>
    <style:style style:name="WW8Num127z0" style:family="text">
      <style:text-properties style:font-name="Symbol" fo:font-size="10pt" style:font-size-asian="10pt"/>
    </style:style>
    <style:style style:name="WW8Num127z1" style:family="text">
      <style:text-properties style:font-name="Courier New" fo:font-size="10pt" style:font-size-asian="10pt"/>
    </style:style>
    <style:style style:name="WW8Num127z2" style:family="text">
      <style:text-properties style:font-name="Wingdings" fo:font-size="10pt" style:font-size-asian="10pt"/>
    </style:style>
    <style:style style:name="WW8Num128z0" style:family="text">
      <style:text-properties style:font-name="Symbol" fo:font-size="10pt" style:font-size-asian="10pt"/>
    </style:style>
    <style:style style:name="WW8Num128z1" style:family="text">
      <style:text-properties style:font-name="Courier New" fo:font-size="10pt" style:font-size-asian="10pt"/>
    </style:style>
    <style:style style:name="WW8Num128z2" style:family="text">
      <style:text-properties style:font-name="Wingdings" fo:font-size="10pt" style:font-size-asian="10pt"/>
    </style:style>
    <style:style style:name="WW8Num129z0" style:family="text">
      <style:text-properties style:font-name="Symbol" fo:font-size="10pt" style:font-size-asian="10pt"/>
    </style:style>
    <style:style style:name="WW8Num129z1" style:family="text">
      <style:text-properties style:font-name="Courier New" fo:font-size="10pt" style:font-size-asian="10pt"/>
    </style:style>
    <style:style style:name="WW8Num129z2" style:family="text">
      <style:text-properties style:font-name="Wingdings" fo:font-size="10pt" style:font-size-asian="10pt"/>
    </style:style>
    <style:style style:name="WW8Num130z0" style:family="text">
      <style:text-properties style:font-name="Wingdings" fo:font-size="8pt" style:font-size-asian="8pt" style:font-size-complex="8pt"/>
    </style:style>
    <style:style style:name="WW8Num130z1" style:family="text">
      <style:text-properties fo:font-size="8pt" style:font-size-asian="8pt" style:font-size-complex="8pt"/>
    </style:style>
    <style:style style:name="WW8Num130z2" style:family="text">
      <style:text-properties style:font-name="Wingdings"/>
    </style:style>
    <style:style style:name="WW8Num130z3" style:family="text">
      <style:text-properties style:font-name="Symbol"/>
    </style:style>
    <style:style style:name="WW8Num130z4" style:family="text">
      <style:text-properties style:font-name="Courier New" style:font-name-complex="Courier New"/>
    </style:style>
    <style:style style:name="WW8Num131z0" style:family="text">
      <style:text-properties style:font-name="Symbol" fo:font-size="10pt" style:font-size-asian="10pt"/>
    </style:style>
    <style:style style:name="WW8Num131z1" style:family="text">
      <style:text-properties style:font-name="Courier New" fo:font-size="10pt" style:font-size-asian="10pt"/>
    </style:style>
    <style:style style:name="WW8Num131z2" style:family="text">
      <style:text-properties style:font-name="Wingdings" fo:font-size="10pt" style:font-size-asian="10pt"/>
    </style:style>
    <style:style style:name="WW8Num132z0" style:family="text">
      <style:text-properties style:font-name="Symbol" fo:font-size="10pt" style:font-size-asian="10pt"/>
    </style:style>
    <style:style style:name="WW8Num132z1" style:family="text">
      <style:text-properties style:font-name="Courier New" fo:font-size="10pt" style:font-size-asian="10pt"/>
    </style:style>
    <style:style style:name="WW8Num132z2" style:family="text">
      <style:text-properties style:font-name="Wingdings" fo:font-size="10pt" style:font-size-asian="10pt"/>
    </style:style>
    <style:style style:name="WW8Num133z0" style:family="text">
      <style:text-properties style:font-name="Symbol" fo:font-size="10pt" style:font-size-asian="10pt"/>
    </style:style>
    <style:style style:name="WW8Num133z1" style:family="text">
      <style:text-properties style:font-name="Courier New" fo:font-size="10pt" style:font-size-asian="10pt"/>
    </style:style>
    <style:style style:name="WW8Num133z2" style:family="text">
      <style:text-properties style:font-name="Wingdings" fo:font-size="10pt" style:font-size-asian="10pt"/>
    </style:style>
    <style:style style:name="WW8Num135z0" style:family="text">
      <style:text-properties style:font-name="Symbol" fo:font-size="10pt" style:font-size-asian="10pt"/>
    </style:style>
    <style:style style:name="WW8Num135z1" style:family="text">
      <style:text-properties style:font-name="Courier New" fo:font-size="10pt" style:font-size-asian="10pt"/>
    </style:style>
    <style:style style:name="WW8Num135z2" style:family="text">
      <style:text-properties style:font-name="Wingdings" fo:font-size="10pt" style:font-size-asian="10pt"/>
    </style:style>
    <style:style style:name="WW8Num136z0" style:family="text">
      <style:text-properties style:font-name="Symbol" fo:font-size="10pt" style:font-size-asian="10pt"/>
    </style:style>
    <style:style style:name="WW8Num136z1" style:family="text">
      <style:text-properties style:font-name="Courier New" fo:font-size="10pt" style:font-size-asian="10pt"/>
    </style:style>
    <style:style style:name="WW8Num136z2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10pt" style:font-size-asian="10pt"/>
    </style:style>
    <style:style style:name="WW8Num137z1" style:family="text">
      <style:text-properties style:font-name="Courier New" fo:font-size="10pt" style:font-size-asian="10pt"/>
    </style:style>
    <style:style style:name="WW8Num137z2" style:family="text">
      <style:text-properties style:font-name="Wingdings" fo:font-size="10pt" style:font-size-asian="10pt"/>
    </style:style>
    <style:style style:name="WW8Num138z0" style:family="text">
      <style:text-properties style:font-name="Symbol" fo:font-size="10pt" style:font-size-asian="10pt"/>
    </style:style>
    <style:style style:name="WW8Num138z1" style:family="text">
      <style:text-properties style:font-name="Courier New" fo:font-size="10pt" style:font-size-asian="10pt"/>
    </style:style>
    <style:style style:name="WW8Num138z2" style:family="text">
      <style:text-properties style:font-name="Wingdings" fo:font-size="10pt" style:font-size-asian="10pt"/>
    </style:style>
    <style:style style:name="WW8Num139z0" style:family="text">
      <style:text-properties style:font-name="Wingdings"/>
    </style:style>
    <style:style style:name="WW8Num140z0" style:family="text">
      <style:text-properties style:font-name="Symbol" fo:font-size="10pt" style:font-size-asian="10pt"/>
    </style:style>
    <style:style style:name="WW8Num140z1" style:family="text">
      <style:text-properties style:font-name="Courier New" fo:font-size="10pt" style:font-size-asian="10pt"/>
    </style:style>
    <style:style style:name="WW8Num140z2" style:family="text">
      <style:text-properties style:font-name="Wingdings" fo:font-size="10pt" style:font-size-asian="10pt"/>
    </style:style>
    <style:style style:name="WW8Num141z0" style:family="text">
      <style:text-properties style:font-name="Symbol" fo:font-size="10pt" style:font-size-asian="10pt"/>
    </style:style>
    <style:style style:name="WW8Num141z1" style:family="text">
      <style:text-properties style:font-name="Courier New" fo:font-size="10pt" style:font-size-asian="10pt"/>
    </style:style>
    <style:style style:name="WW8Num141z2" style:family="text">
      <style:text-properties style:font-name="Wingdings" fo:font-size="10pt" style:font-size-asian="10pt"/>
    </style:style>
    <style:style style:name="WW8Num142z0" style:family="text">
      <style:text-properties style:font-name="Symbol" fo:font-size="10pt" style:font-size-asian="10pt"/>
    </style:style>
    <style:style style:name="WW8Num142z1" style:family="text">
      <style:text-properties style:font-name="Courier New" fo:font-size="10pt" style:font-size-asian="10pt"/>
    </style:style>
    <style:style style:name="WW8Num142z2" style:family="text">
      <style:text-properties style:font-name="Wingdings" fo:font-size="10pt" style:font-size-asian="10pt"/>
    </style:style>
    <style:style style:name="WW8Num143z0" style:family="text">
      <style:text-properties style:font-name="Symbol" fo:font-size="10pt" style:font-size-asian="10pt"/>
    </style:style>
    <style:style style:name="WW8Num143z1" style:family="text">
      <style:text-properties style:font-name="Courier New" fo:font-size="10pt" style:font-size-asian="10pt"/>
    </style:style>
    <style:style style:name="WW8Num143z2" style:family="text">
      <style:text-properties style:font-name="Wingdings" fo:font-size="10pt" style:font-size-asian="10pt"/>
    </style:style>
    <style:style style:name="WW8Num144z0" style:family="text">
      <style:text-properties style:font-name="Symbol" fo:font-size="10pt" style:font-size-asian="10pt"/>
    </style:style>
    <style:style style:name="WW8Num144z1" style:family="text">
      <style:text-properties style:font-name="Courier New" fo:font-size="10pt" style:font-size-asian="10pt"/>
    </style:style>
    <style:style style:name="WW8Num144z2" style:family="text">
      <style:text-properties style:font-name="Wingdings" fo:font-size="10pt" style:font-size-asian="10pt"/>
    </style:style>
    <style:style style:name="WW8Num145z0" style:family="text">
      <style:text-properties style:font-name="Symbol" fo:font-size="10pt" style:font-size-asian="10pt"/>
    </style:style>
    <style:style style:name="WW8Num145z1" style:family="text">
      <style:text-properties style:font-name="Courier New" fo:font-size="10pt" style:font-size-asian="10pt"/>
    </style:style>
    <style:style style:name="WW8Num145z2" style:family="text">
      <style:text-properties style:font-name="Wingdings" fo:font-size="10pt" style:font-size-asian="10pt"/>
    </style:style>
    <style:style style:name="WW8Num146z0" style:family="text">
      <style:text-properties style:font-name="Symbol" fo:font-size="10pt" style:font-size-asian="10pt"/>
    </style:style>
    <style:style style:name="WW8Num146z1" style:family="text">
      <style:text-properties style:font-name="Courier New" fo:font-size="10pt" style:font-size-asian="10pt"/>
    </style:style>
    <style:style style:name="WW8Num146z2" style:family="text">
      <style:text-properties style:font-name="Wingdings" fo:font-size="10pt" style:font-size-asian="10pt"/>
    </style:style>
    <style:style style:name="WW8Num148z0" style:family="text">
      <style:text-properties style:font-name="Symbol" fo:font-size="10pt" style:font-size-asian="10pt"/>
    </style:style>
    <style:style style:name="WW8Num148z1" style:family="text">
      <style:text-properties style:font-name="Courier New" fo:font-size="10pt" style:font-size-asian="10pt"/>
    </style:style>
    <style:style style:name="WW8Num148z2" style:family="text">
      <style:text-properties style:font-name="Wingdings" fo:font-size="10pt" style:font-size-asian="10pt"/>
    </style:style>
    <style:style style:name="WW8Num149z0" style:family="text">
      <style:text-properties style:font-name="Symbol" fo:font-size="10pt" style:font-size-asian="10pt"/>
    </style:style>
    <style:style style:name="WW8Num149z1" style:family="text">
      <style:text-properties style:font-name="Courier New" fo:font-size="10pt" style:font-size-asian="10pt"/>
    </style:style>
    <style:style style:name="WW8Num149z2" style:family="text">
      <style:text-properties style:font-name="Wingdings" fo:font-size="10pt" style:font-size-asian="10pt"/>
    </style:style>
    <style:style style:name="WW8Num150z0" style:family="text">
      <style:text-properties style:font-name="Symbol" fo:font-size="10pt" style:font-size-asian="10pt"/>
    </style:style>
    <style:style style:name="WW8Num150z1" style:family="text">
      <style:text-properties style:font-name="Courier New" fo:font-size="10pt" style:font-size-asian="10pt"/>
    </style:style>
    <style:style style:name="WW8Num150z2" style:family="text">
      <style:text-properties style:font-name="Wingdings" fo:font-size="10pt" style:font-size-asian="10pt"/>
    </style:style>
    <style:style style:name="WW8Num151z0" style:family="text">
      <style:text-properties style:font-name="Symbol" fo:font-size="10pt" style:font-size-asian="10pt"/>
    </style:style>
    <style:style style:name="WW8Num151z1" style:family="text">
      <style:text-properties style:font-name="Courier New" fo:font-size="10pt" style:font-size-asian="10pt"/>
    </style:style>
    <style:style style:name="WW8Num151z2" style:family="text">
      <style:text-properties style:font-name="Wingdings" fo:font-size="10pt" style:font-size-asian="10pt"/>
    </style:style>
    <style:style style:name="WW8Num152z0" style:family="text">
      <style:text-properties style:font-name="Symbol" fo:font-size="10pt" style:font-size-asian="10pt"/>
    </style:style>
    <style:style style:name="WW8Num152z1" style:family="text">
      <style:text-properties style:font-name="Courier New" fo:font-size="10pt" style:font-size-asian="10pt"/>
    </style:style>
    <style:style style:name="WW8Num152z2" style:family="text">
      <style:text-properties style:font-name="Wingdings" fo:font-size="10pt" style:font-size-asian="10pt"/>
    </style:style>
    <style:style style:name="WW8Num154z0" style:family="text">
      <style:text-properties style:font-name="Symbol" fo:font-size="10pt" style:font-size-asian="10pt"/>
    </style:style>
    <style:style style:name="WW8Num154z1" style:family="text">
      <style:text-properties style:font-name="Courier New" fo:font-size="10pt" style:font-size-asian="10pt"/>
    </style:style>
    <style:style style:name="WW8Num154z2" style:family="text">
      <style:text-properties style:font-name="Wingdings" fo:font-size="10pt" style:font-size-asian="10pt"/>
    </style:style>
    <style:style style:name="WW8Num155z0" style:family="text">
      <style:text-properties style:font-name="Symbol" fo:font-size="10pt" style:font-size-asian="10pt"/>
    </style:style>
    <style:style style:name="WW8Num155z1" style:family="text">
      <style:text-properties style:font-name="Courier New" fo:font-size="10pt" style:font-size-asian="10pt"/>
    </style:style>
    <style:style style:name="WW8Num155z2" style:family="text">
      <style:text-properties style:font-name="Wingdings" fo:font-size="10pt" style:font-size-asian="10pt"/>
    </style:style>
    <style:style style:name="WW8Num156z0" style:family="text">
      <style:text-properties style:font-name="Symbol" fo:font-size="10pt" style:font-size-asian="10pt"/>
    </style:style>
    <style:style style:name="WW8Num156z1" style:family="text">
      <style:text-properties style:font-name="Courier New" fo:font-size="10pt" style:font-size-asian="10pt"/>
    </style:style>
    <style:style style:name="WW8Num156z2" style:family="text">
      <style:text-properties style:font-name="Wingdings" fo:font-size="10pt" style:font-size-asian="10pt"/>
    </style:style>
    <style:style style:name="WW8Num157z0" style:family="text">
      <style:text-properties style:font-name="Symbol" fo:font-size="10pt" style:font-size-asian="10pt"/>
    </style:style>
    <style:style style:name="WW8Num157z1" style:family="text">
      <style:text-properties style:font-name="Courier New" fo:font-size="10pt" style:font-size-asian="10pt"/>
    </style:style>
    <style:style style:name="WW8Num157z2" style:family="text">
      <style:text-properties style:font-name="Wingdings" fo:font-size="10pt" style:font-size-asian="10pt"/>
    </style:style>
    <style:style style:name="WW8Num158z0" style:family="text">
      <style:text-properties style:font-name="Symbol" fo:font-size="10pt" style:font-size-asian="10pt"/>
    </style:style>
    <style:style style:name="WW8Num158z1" style:family="text">
      <style:text-properties style:font-name="Courier New" fo:font-size="10pt" style:font-size-asian="10pt"/>
    </style:style>
    <style:style style:name="WW8Num158z2" style:family="text">
      <style:text-properties style:font-name="Wingdings" fo:font-size="10pt" style:font-size-asian="10pt"/>
    </style:style>
    <style:style style:name="WW8Num159z0" style:family="text">
      <style:text-properties style:font-name="Symbol" fo:font-size="10pt" style:font-size-asian="10pt"/>
    </style:style>
    <style:style style:name="WW8Num159z1" style:family="text">
      <style:text-properties style:font-name="Courier New" fo:font-size="10pt" style:font-size-asian="10pt"/>
    </style:style>
    <style:style style:name="WW8Num159z2" style:family="text">
      <style:text-properties style:font-name="Wingdings" fo:font-size="10pt" style:font-size-asian="10pt"/>
    </style:style>
    <style:style style:name="WW8Num160z0" style:family="text">
      <style:text-properties style:font-name="Symbol" fo:font-size="10pt" style:font-size-asian="10pt"/>
    </style:style>
    <style:style style:name="WW8Num160z1" style:family="text">
      <style:text-properties style:font-name="Courier New" fo:font-size="10pt" style:font-size-asian="10pt"/>
    </style:style>
    <style:style style:name="WW8Num160z2" style:family="text">
      <style:text-properties style:font-name="Wingdings" fo:font-size="10pt" style:font-size-asian="10pt"/>
    </style:style>
    <style:style style:name="WW8Num161z0" style:family="text">
      <style:text-properties style:font-name="Symbol" fo:font-size="10pt" style:font-size-asian="10pt"/>
    </style:style>
    <style:style style:name="WW8Num161z1" style:family="text">
      <style:text-properties style:font-name="Courier New" fo:font-size="10pt" style:font-size-asian="10pt"/>
    </style:style>
    <style:style style:name="WW8Num161z2" style:family="text">
      <style:text-properties style:font-name="Wingdings" fo:font-size="10pt" style:font-size-asian="10pt"/>
    </style:style>
    <style:style style:name="WW8Num162z0" style:family="text">
      <style:text-properties style:font-name="Symbol" fo:font-size="10pt" style:font-size-asian="10pt"/>
    </style:style>
    <style:style style:name="WW8Num162z1" style:family="text">
      <style:text-properties style:font-name="Courier New" fo:font-size="10pt" style:font-size-asian="10pt"/>
    </style:style>
    <style:style style:name="WW8Num162z2" style:family="text">
      <style:text-properties style:font-name="Wingdings" fo:font-size="10pt" style:font-size-asian="10pt"/>
    </style:style>
    <style:style style:name="WW8Num163z0" style:family="text">
      <style:text-properties style:font-name="Symbol" fo:font-size="10pt" style:font-size-asian="10pt"/>
    </style:style>
    <style:style style:name="WW8Num163z1" style:family="text">
      <style:text-properties style:font-name="Courier New" fo:font-size="10pt" style:font-size-asian="10pt"/>
    </style:style>
    <style:style style:name="WW8Num163z2" style:family="text">
      <style:text-properties style:font-name="Wingdings" fo:font-size="10pt" style:font-size-asian="10pt"/>
    </style:style>
    <style:style style:name="WW8Num164z0" style:family="text">
      <style:text-properties style:font-name="Symbol" fo:font-size="10pt" style:font-size-asian="10pt"/>
    </style:style>
    <style:style style:name="WW8Num164z1" style:family="text">
      <style:text-properties style:font-name="Courier New" fo:font-size="10pt" style:font-size-asian="10pt"/>
    </style:style>
    <style:style style:name="WW8Num164z2" style:family="text">
      <style:text-properties style:font-name="Wingdings" fo:font-size="10pt" style:font-size-asian="10pt"/>
    </style:style>
    <style:style style:name="WW8Num165z0" style:family="text">
      <style:text-properties style:font-name="Symbol" fo:font-size="10pt" style:font-size-asian="10pt"/>
    </style:style>
    <style:style style:name="WW8Num165z1" style:family="text">
      <style:text-properties style:font-name="Courier New" fo:font-size="10pt" style:font-size-asian="10pt"/>
    </style:style>
    <style:style style:name="WW8Num165z2" style:family="text">
      <style:text-properties style:font-name="Wingdings" fo:font-size="10pt" style:font-size-asian="10pt"/>
    </style:style>
    <style:style style:name="WW8Num166z0" style:family="text">
      <style:text-properties style:font-name="Symbol" fo:font-size="10pt" style:font-size-asian="10pt"/>
    </style:style>
    <style:style style:name="WW8Num166z1" style:family="text">
      <style:text-properties style:font-name="Courier New" fo:font-size="10pt" style:font-size-asian="10pt"/>
    </style:style>
    <style:style style:name="WW8Num166z2" style:family="text">
      <style:text-properties style:font-name="Wingdings" fo:font-size="10pt" style:font-size-asian="10pt"/>
    </style:style>
    <style:style style:name="WW8Num169z0" style:family="text">
      <style:text-properties style:font-name="Symbol" fo:font-size="10pt" style:font-size-asian="10pt"/>
    </style:style>
    <style:style style:name="WW8Num169z1" style:family="text">
      <style:text-properties style:font-name="Courier New" fo:font-size="10pt" style:font-size-asian="10pt"/>
    </style:style>
    <style:style style:name="WW8Num169z2" style:family="text">
      <style:text-properties style:font-name="Wingdings" fo:font-size="10pt" style:font-size-asian="10pt"/>
    </style:style>
    <style:style style:name="WW8Num170z0" style:family="text">
      <style:text-properties style:font-name="Symbol" fo:font-size="10pt" style:font-size-asian="10pt"/>
    </style:style>
    <style:style style:name="WW8Num170z1" style:family="text">
      <style:text-properties style:font-name="Courier New" fo:font-size="10pt" style:font-size-asian="10pt"/>
    </style:style>
    <style:style style:name="WW8Num170z2" style:family="text">
      <style:text-properties style:font-name="Wingdings" fo:font-size="10pt" style:font-size-asian="10pt"/>
    </style:style>
    <style:style style:name="WW8Num171z0" style:family="text">
      <style:text-properties style:font-name="Symbol" fo:font-size="10pt" style:font-size-asian="10pt"/>
    </style:style>
    <style:style style:name="WW8Num171z1" style:family="text">
      <style:text-properties style:font-name="Courier New" fo:font-size="10pt" style:font-size-asian="10pt"/>
    </style:style>
    <style:style style:name="WW8Num171z2" style:family="text">
      <style:text-properties style:font-name="Wingdings" fo:font-size="10pt" style:font-size-asian="10pt"/>
    </style:style>
    <style:style style:name="WW8Num172z0" style:family="text">
      <style:text-properties style:font-name="Symbol" fo:font-size="10pt" style:font-size-asian="10pt"/>
    </style:style>
    <style:style style:name="WW8Num172z1" style:family="text">
      <style:text-properties style:font-name="Courier New" fo:font-size="10pt" style:font-size-asian="10pt"/>
    </style:style>
    <style:style style:name="WW8Num172z2" style:family="text">
      <style:text-properties style:font-name="Wingdings" fo:font-size="10pt" style:font-size-asian="10pt"/>
    </style:style>
    <style:style style:name="WW8Num173z0" style:family="text">
      <style:text-properties style:font-name="Symbol" fo:font-size="10pt" style:font-size-asian="10pt"/>
    </style:style>
    <style:style style:name="WW8Num173z1" style:family="text">
      <style:text-properties style:font-name="Courier New" fo:font-size="10pt" style:font-size-asian="10pt"/>
    </style:style>
    <style:style style:name="WW8Num173z2" style:family="text">
      <style:text-properties style:font-name="Wingdings" fo:font-size="10pt" style:font-size-asian="10pt"/>
    </style:style>
    <style:style style:name="WW8Num174z0" style:family="text">
      <style:text-properties style:font-name="Symbol" fo:font-size="10pt" style:font-size-asian="10pt"/>
    </style:style>
    <style:style style:name="WW8Num174z1" style:family="text">
      <style:text-properties style:font-name="Courier New" fo:font-size="10pt" style:font-size-asian="10pt"/>
    </style:style>
    <style:style style:name="WW8Num174z2" style:family="text">
      <style:text-properties style:font-name="Wingdings" fo:font-size="10pt" style:font-size-asian="10pt"/>
    </style:style>
    <style:style style:name="WW8Num175z0" style:family="text">
      <style:text-properties style:font-name="Symbol" fo:font-size="10pt" style:font-size-asian="10pt"/>
    </style:style>
    <style:style style:name="WW8Num175z1" style:family="text">
      <style:text-properties style:font-name="Courier New" fo:font-size="10pt" style:font-size-asian="10pt"/>
    </style:style>
    <style:style style:name="WW8Num175z2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6z1" style:family="text">
      <style:text-properties style:font-name="Courier New" fo:font-size="10pt" style:font-size-asian="10pt"/>
    </style:style>
    <style:style style:name="WW8Num176z2" style:family="text">
      <style:text-properties style:font-name="Wingdings" fo:font-size="10pt" style:font-size-asian="10pt"/>
    </style:style>
    <style:style style:name="WW8Num177z0" style:family="text">
      <style:text-properties style:font-name="Symbol" fo:font-size="10pt" style:font-size-asian="10pt"/>
    </style:style>
    <style:style style:name="WW8Num177z1" style:family="text">
      <style:text-properties style:font-name="Courier New" fo:font-size="10pt" style:font-size-asian="10pt"/>
    </style:style>
    <style:style style:name="WW8Num177z2" style:family="text">
      <style:text-properties style:font-name="Wingdings" fo:font-size="10pt" style:font-size-asian="10pt"/>
    </style:style>
    <style:style style:name="WW8Num178z0" style:family="text">
      <style:text-properties style:font-name="Symbol" fo:font-size="10pt" style:font-size-asian="10pt"/>
    </style:style>
    <style:style style:name="WW8Num178z1" style:family="text">
      <style:text-properties style:font-name="Courier New" fo:font-size="10pt" style:font-size-asian="10pt"/>
    </style:style>
    <style:style style:name="WW8Num178z2" style:family="text">
      <style:text-properties style:font-name="Wingdings" fo:font-size="10pt" style:font-size-asian="10pt"/>
    </style:style>
    <style:style style:name="WW8Num179z0" style:family="text">
      <style:text-properties style:font-name="Symbol" fo:font-size="10pt" style:font-size-asian="10pt"/>
    </style:style>
    <style:style style:name="WW8Num179z1" style:family="text">
      <style:text-properties style:font-name="Courier New" fo:font-size="10pt" style:font-size-asian="10pt"/>
    </style:style>
    <style:style style:name="WW8Num179z2" style:family="text">
      <style:text-properties style:font-name="Wingdings" fo:font-size="10pt" style:font-size-asian="10pt"/>
    </style:style>
    <style:style style:name="WW8Num180z0" style:family="text">
      <style:text-properties style:font-name="Symbol" fo:font-size="10pt" style:font-size-asian="10pt"/>
    </style:style>
    <style:style style:name="WW8Num180z1" style:family="text">
      <style:text-properties style:font-name="Courier New" fo:font-size="10pt" style:font-size-asian="10pt"/>
    </style:style>
    <style:style style:name="WW8Num180z2" style:family="text">
      <style:text-properties style:font-name="Wingdings" fo:font-size="10pt" style:font-size-asian="10pt"/>
    </style:style>
    <style:style style:name="WW8Num181z0" style:family="text">
      <style:text-properties style:font-name="Symbol" fo:font-size="10pt" style:font-size-asian="10pt"/>
    </style:style>
    <style:style style:name="WW8Num181z1" style:family="text">
      <style:text-properties style:font-name="Courier New" fo:font-size="10pt" style:font-size-asian="10pt"/>
    </style:style>
    <style:style style:name="WW8Num181z2" style:family="text">
      <style:text-properties style:font-name="Wingdings" fo:font-size="10pt" style:font-size-asian="10pt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style:font-name="Symbol" fo:font-size="10pt" style:font-size-asian="10pt"/>
    </style:style>
    <style:style style:name="WW8Num183z1" style:family="text">
      <style:text-properties style:font-name="Courier New" fo:font-size="10pt" style:font-size-asian="10pt"/>
    </style:style>
    <style:style style:name="WW8Num183z2" style:family="text">
      <style:text-properties style:font-name="Wingdings" fo:font-size="10pt" style:font-size-asian="10pt"/>
    </style:style>
    <style:style style:name="WW8Num184z0" style:family="text">
      <style:text-properties style:font-name="Symbol" fo:font-size="10pt" style:font-size-asian="10pt"/>
    </style:style>
    <style:style style:name="WW8Num184z1" style:family="text">
      <style:text-properties style:font-name="Courier New" fo:font-size="10pt" style:font-size-asian="10pt"/>
    </style:style>
    <style:style style:name="WW8Num184z2" style:family="text">
      <style:text-properties style:font-name="Wingdings" fo:font-size="10pt" style:font-size-asian="10pt"/>
    </style:style>
    <style:style style:name="WW8Num186z0" style:family="text">
      <style:text-properties style:font-name="Symbol" fo:font-size="10pt" style:font-size-asian="10pt"/>
    </style:style>
    <style:style style:name="WW8Num186z1" style:family="text">
      <style:text-properties style:font-name="Courier New" fo:font-size="10pt" style:font-size-asian="10pt"/>
    </style:style>
    <style:style style:name="WW8Num186z2" style:family="text">
      <style:text-properties style:font-name="Wingdings" fo:font-size="10pt" style:font-size-asian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Acrônimo_20_HTML" style:display-name="Acrônimo HTML" style:family="text" style:parent-style-name="Fonte_20_parág._20_padrão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3.4.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>
      <text:list-level-style-bullet text:level="1" text:style-name="WW8Num8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>
      <text:list-level-style-bullet text:level="1" text:style-name="WW8Num12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3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5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6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7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8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0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1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2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3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4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5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6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8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9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0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1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2">
      <text:list-level-style-bullet text:level="1" text:style-name="WW8Num15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3.3.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4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5">
      <text:list-level-style-bullet text:level="1" text:style-name="WW8Num15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6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7">
      <text:list-level-style-bullet text:level="1" text:style-name="WW8Num15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8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9">
      <text:list-level-style-bullet text:level="1" text:style-name="WW8Num15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0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1">
      <text:list-level-style-bullet text:level="1" text:style-name="WW8Num16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2">
      <text:list-level-style-bullet text:level="1" text:style-name="WW8Num16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3">
      <text:list-level-style-bullet text:level="1" text:style-name="WW8Num16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4">
      <text:list-level-style-bullet text:level="1" text:style-name="WW8Num16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5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6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9">
      <text:list-level-style-bullet text:level="1" text:style-name="WW8Num16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0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1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2">
      <text:list-level-style-bullet text:level="1" text:style-name="WW8Num17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3">
      <text:list-level-style-bullet text:level="1" text:style-name="WW8Num17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4">
      <text:list-level-style-bullet text:level="1" text:style-name="WW8Num17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5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6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7">
      <text:list-level-style-bullet text:level="1" text:style-name="WW8Num17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8">
      <text:list-level-style-bullet text:level="1" text:style-name="WW8Num17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9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0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1">
      <text:list-level-style-bullet text:level="1" text:style-name="WW8Num18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2">
      <text:list-level-style-bullet text:level="1" text:style-name="WW8Num18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3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4">
      <text:list-level-style-bullet text:level="1" text:style-name="WW8Num18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in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75in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25in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6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6.6181in" fo:margin-left="-0.075in" table:align="left" style:writing-mode="lr-tb"/>
    </style:style>
    <style:style style:name="Tabela11.A" style:family="table-column">
      <style:table-column-properties style:column-width="3.309in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1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7" style:family="paragraph">
      <style:paragraph-properties style:writing-mode="lr-tb"/>
    </style:style>
    <style:style style:name="M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1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11" table:style-name="Tabela11">
          <table:table-column table:style-name="Tabela11.A" table:number-columns-repeated="2"/>
          <table:table-row table:style-name="Tabela11.1">
            <table:table-cell table:style-name="Tabela11.A1" office:value-type="string">
              <text:p text:style-name="MP2"><text:span text:style-name="MT2"/></text:p>
            </table:table-cell>
            <table:table-cell table:style-name="Tabela11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3"/></text:span></text:p>
        <text:p text:style-name="MP6"><draw:custom-shape text:anchor-type="char" draw:z-index="8" draw:style-name="Mgr1" draw:text-style-name="MP7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ou Sigla do Sistema</text:span><text:span text:style-name="Page_20_Number"><text:span text:style-name="MT2"> – Auditoria de Código</text:span></text:span><text:span text:style-name="Page_20_Number"><text:span text:style-name="MT3"><text:tab/></text:span></text:span><text:span text:style-name="Page_20_Number"><text:span text:style-name="MT2">mds - xxx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9</text:page-number></text:span></text:span><text:span text:style-name="Page_20_Number"><text:span text:style-name="MT2"> de </text:span></text:span><text:span text:style-name="Page_20_Number"><text:span text:style-name="MT2"><text:page-count style:num-format="1">9</text:page-count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48:08.61</meta:creation-date>
    <meta:editing-cycles>2</meta:editing-cycles>
    <meta:editing-duration>PT00H01M10S</meta:editing-duration>
    <meta:initial-creator>Lena Lúcia de Moraes</meta:initial-creator>
    <meta:generator>BrOffice.org/3.0$Win32 OpenOffice.org_project/300m9$Build-9358</meta:generator>
    <meta:document-statistic meta:table-count="11" meta:image-count="1" meta:object-count="0" meta:page-count="9" meta:paragraph-count="316" meta:word-count="1683" meta:character-count="11552"/>
    <dc:date>2010-02-26T10:49:18.90</dc:date>
    <dc:creator>Lena Lúcia de Moraes</dc:creator>
  </office:meta>
</office:document-meta>
</file>